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400000320E5EDC75DBEDDB426.png" manifest:media-type="image/png"/>
  <manifest:file-entry manifest:full-path="Pictures/10000201000005BE000003123B58206DE4D897B9.png" manifest:media-type="image/png"/>
  <manifest:file-entry manifest:full-path="Pictures/10000201000003D400000264D04C2D7F41E05B82.png" manifest:media-type="image/png"/>
  <manifest:file-entry manifest:full-path="Pictures/10000201000003D4000002DE68BC200BA3BBEC89.png" manifest:media-type="image/png"/>
  <manifest:file-entry manifest:full-path="Pictures/10000200000000850000007EDBE285B0B9325E5B.gif" manifest:media-type="image/gif"/>
  <manifest:file-entry manifest:full-path="Pictures/10000201000003D2000002DCCE33491A87467EDC.png" manifest:media-type="image/png"/>
  <manifest:file-entry manifest:full-path="Pictures/10000201000005C600000312AFC14E2EE48C99F2.png" manifest:media-type="image/png"/>
  <manifest:file-entry manifest:full-path="Pictures/10000201000003DC00000264B968ED018F529F6D.png" manifest:media-type="image/png"/>
  <manifest:file-entry manifest:full-path="Pictures/10000201000004420000033E8A9312F41CC21354.png" manifest:media-type="image/png"/>
  <manifest:file-entry manifest:full-path="Pictures/10000201000004440000034645487EB990B98F17.png" manifest:media-type="image/png"/>
  <manifest:file-entry manifest:full-path="Pictures/10000201000005B800000314E55AFB22E5BB90C0.png" manifest:media-type="image/png"/>
  <manifest:file-entry manifest:full-path="Pictures/1000020100000446000002C2B3CC6D1454ACDB81.png" manifest:media-type="image/png"/>
  <manifest:file-entry manifest:full-path="Pictures/1000020100000444000002B4D2A9979D18052B51.png" manifest:media-type="image/png"/>
  <manifest:file-entry manifest:full-path="Pictures/10000201000003E0000000CADF47E2973086D189.png" manifest:media-type="image/png"/>
  <manifest:file-entry manifest:full-path="Pictures/10000201000005BC00000312082F7D324C1514B6.png" manifest:media-type="image/png"/>
  <manifest:file-entry manifest:full-path="Pictures/1000020100000181000000D7C03D83457611E3CE.png" manifest:media-type="image/png"/>
  <manifest:file-entry manifest:full-path="Pictures/10000201000003E000000181F11952955F12F554.png" manifest:media-type="image/png"/>
  <manifest:file-entry manifest:full-path="Pictures/10000201000003E000000182B7BA0733EAA89737.png" manifest:media-type="image/png"/>
  <manifest:file-entry manifest:full-path="Pictures/1000020100000444000003C020AD371A76789FBC.png" manifest:media-type="image/png"/>
  <manifest:file-entry manifest:full-path="Pictures/10000201000003CF00000069A8AB9285F785DA06.png" manifest:media-type="image/png"/>
  <manifest:file-entry manifest:full-path="Pictures/1000020100000446000002CA2F6126849A184706.png" manifest:media-type="image/png"/>
  <manifest:file-entry manifest:full-path="Pictures/10000201000001B000000138DEB02AC1A25CBAC8.png" manifest:media-type="image/png"/>
  <manifest:file-entry manifest:full-path="Pictures/10000201000003CF00000107D6021AE28094FFD5.png" manifest:media-type="image/png"/>
  <manifest:file-entry manifest:full-path="Pictures/10000201000003E0000001A1F9FB3E545136C337.png" manifest:media-type="image/png"/>
  <manifest:file-entry manifest:full-path="Pictures/100002010000081E00000368856A443BD9B3561E.png" manifest:media-type="image/png"/>
  <manifest:file-entry manifest:full-path="Pictures/1000020100000444000002C0F02ACFCF8BB78217.png" manifest:media-type="image/png"/>
  <manifest:file-entry manifest:full-path="Pictures/10000201000003CF000000686426FCD556C32B3B.png" manifest:media-type="image/png"/>
  <manifest:file-entry manifest:full-path="Pictures/10000201000003CF00000108BB31358BB62029F1.png" manifest:media-type="image/png"/>
  <manifest:file-entry manifest:full-path="Pictures/10000201000003E0000000F50A9006F33E9A0116.png" manifest:media-type="image/png"/>
  <manifest:file-entry manifest:full-path="Pictures/10000201000002A8000000DC4A6623811C16CF5D.png" manifest:media-type="image/png"/>
  <manifest:file-entry manifest:full-path="Pictures/10000201000003E0000000F51951CDC09EBF419C.png" manifest:media-type="image/png"/>
  <manifest:file-entry manifest:full-path="Pictures/10000201000003E000000073AAFB5E8544EB8A65.png" manifest:media-type="image/png"/>
  <manifest:file-entry manifest:full-path="Pictures/10000201000002A800000210273BD332BE8BD9A4.png" manifest:media-type="image/png"/>
  <manifest:file-entry manifest:full-path="Pictures/100002010000012C000000695A32E07366ABFB0E.png" manifest:media-type="image/png"/>
  <manifest:file-entry manifest:full-path="Pictures/100013560000311100004823C0FBF20420636847.svg" manifest:media-type="image/svg+xml"/>
  <manifest:file-entry manifest:full-path="Pictures/10000201000003E0000001A124A82607980BC2CB.png" manifest:media-type="image/png"/>
  <manifest:file-entry manifest:full-path="Pictures/10000201000001C2000000E6BE93AD80ACE16AFA.png" manifest:media-type="image/png"/>
  <manifest:file-entry manifest:full-path="Pictures/10000201000001DB000002BA121F54EC2DA3D7CF.png" manifest:media-type="image/png"/>
  <manifest:file-entry manifest:full-path="Pictures/10000201000002B40000049095688AD2C6FF59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Lohit Hindi" svg:font-family="'Lohit Hindi'" style:font-family-generic="system" style:font-pitch="variable"/>
    <style:font-face style:name="Migu 1C1" svg:font-family="'Migu 1C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08cm"/>
    </style:style>
    <style:style style:name="gr5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094cm" fo:min-width="3.444cm" fo:padding-top="0.225cm" fo:padding-bottom="0.225cm" fo:padding-left="0.35cm" fo:padding-right="0.35cm"/>
    </style:style>
    <style:style style:name="gr6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1.521cm" fo:min-width="18.054cm" fo:padding-top="0.15cm" fo:padding-bottom="0.15cm" fo:padding-left="0.275cm" fo:padding-right="0.275cm" fo:wrap-option="wrap" draw:shadow-opacity="80%"/>
    </style:style>
    <style:style style:name="gr7" style:family="graphic" style:parent-style-name="objectwithoutfill">
      <style:graphic-properties svg:stroke-width="0.2cm" svg:stroke-color="#83cc83" draw:marker-start-width="0.5cm" draw:marker-end-width="0.5cm" draw:fill="none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279227" draw:fill="solid" draw:fill-color="#abddab" draw:textarea-horizontal-align="justify" draw:textarea-vertical-align="middle" draw:auto-grow-height="false" fo:min-height="0.718cm" fo:min-width="3.802cm"/>
    </style:style>
    <style:style style:name="gr9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588cm" fo:min-width="18.938cm" fo:padding-top="0.15cm" fo:padding-bottom="0.15cm" fo:padding-left="0.275cm" fo:padding-right="0.275cm" fo:wrap-option="wrap" draw:shadow-opacity="80%"/>
    </style:style>
    <style:style style:name="gr10" style:family="graphic" style:parent-style-name="standard">
      <style:graphic-properties svg:stroke-width="0.1cm" svg:stroke-color="#808080" draw:marker-start-width="0.35cm" draw:marker-end-width="0.35cm" draw:fill-color="#ffffff" draw:textarea-horizontal-align="justify" draw:textarea-vertical-align="middle" draw:auto-grow-height="false" fo:min-height="0.137cm" fo:min-width="1.516cm" fo:padding-top="0.175cm" fo:padding-bottom="0.175cm" fo:padding-left="0.3cm" fo:padding-right="0.3cm"/>
    </style:style>
    <style:style style:name="gr11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176cm" fo:min-width="7.126cm" fo:padding-top="0.225cm" fo:padding-bottom="0.225cm" fo:padding-left="0.35cm" fo:padding-right="0.35cm"/>
    </style:style>
    <style:style style:name="gr12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408cm" fo:min-width="15.958cm" fo:padding-top="0.15cm" fo:padding-bottom="0.15cm" fo:padding-left="0.275cm" fo:padding-right="0.275cm" fo:wrap-option="wrap" draw:shadow-opacity="80%"/>
    </style:style>
    <style:style style:name="gr13" style:family="graphic" style:parent-style-name="standard">
      <style:graphic-properties draw:stroke="none" svg:stroke-color="#279227" draw:fill="solid" draw:fill-color="#abddab" draw:textarea-horizontal-align="justify" draw:textarea-vertical-align="middle" draw:auto-grow-height="false" fo:min-height="0.632cm" fo:min-width="1.718cm"/>
    </style:style>
    <style:style style:name="gr14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0.994cm" fo:min-width="3.144cm" fo:padding-top="0.225cm" fo:padding-bottom="0.225cm" fo:padding-left="0.35cm" fo:padding-right="0.35cm"/>
    </style:style>
    <style:style style:name="gr15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048cm" fo:min-width="18.198cm" fo:padding-top="0.15cm" fo:padding-bottom="0.15cm" fo:padding-left="0.275cm" fo:padding-right="0.275cm" fo:wrap-option="wrap" draw:shadow-opacity="80%"/>
    </style:style>
    <style:style style:name="gr16" style:family="graphic" style:parent-style-name="standard">
      <style:graphic-properties draw:stroke="none" svg:stroke-color="#279227" draw:fill="solid" draw:fill-color="#abddab" draw:textarea-horizontal-align="justify" draw:textarea-vertical-align="middle" draw:auto-grow-height="false" fo:min-height="0.707cm" fo:min-width="4.373cm"/>
    </style:style>
    <style:style style:name="gr17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819cm" fo:min-width="6.056cm" fo:padding-top="0.225cm" fo:padding-bottom="0.225cm" fo:padding-left="0.35cm" fo:padding-right="0.35cm"/>
    </style:style>
    <style:style style:name="gr18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95cm" fo:min-width="18.1cm" fo:padding-top="0.15cm" fo:padding-bottom="0.15cm" fo:padding-left="0.275cm" fo:padding-right="0.275cm" fo:wrap-option="wrap" draw:shadow-opacity="80%"/>
    </style:style>
    <style:style style:name="gr19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0.994cm" fo:min-width="7.344cm" fo:padding-top="0.225cm" fo:padding-bottom="0.225cm" fo:padding-left="0.35cm" fo:padding-right="0.35cm"/>
    </style:style>
    <style:style style:name="gr20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408cm" fo:min-width="16.158cm" fo:padding-top="0.15cm" fo:padding-bottom="0.15cm" fo:padding-left="0.275cm" fo:padding-right="0.275cm" fo:wrap-option="wrap" draw:shadow-opacity="80%"/>
    </style:style>
    <style:style style:name="gr21" style:family="graphic" style:parent-style-name="standard">
      <style:graphic-properties draw:stroke="none" svg:stroke-color="#279227" draw:fill="solid" draw:fill-color="#abddab" draw:textarea-horizontal-align="justify" draw:textarea-vertical-align="middle" draw:auto-grow-height="false" fo:min-height="0.606cm" fo:min-width="1.159cm"/>
    </style:style>
    <style:style style:name="gr22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768cm" fo:min-width="16.118cm" fo:padding-top="0.15cm" fo:padding-bottom="0.15cm" fo:padding-left="0.275cm" fo:padding-right="0.275cm" fo:wrap-option="wrap" draw:shadow-opacity="80%"/>
    </style:style>
    <style:style style:name="gr23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3.31cm" fo:min-width="15.26cm" fo:padding-top="0.15cm" fo:padding-bottom="0.15cm" fo:padding-left="0.275cm" fo:padding-right="0.275cm" fo:wrap-option="wrap" draw:shadow-opacity="80%"/>
    </style:style>
    <style:style style:name="gr24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4.784cm" fo:min-width="6.334cm" fo:padding-top="0.225cm" fo:padding-bottom="0.225cm" fo:padding-left="0.35cm" fo:padding-right="0.35cm"/>
    </style:style>
    <style:style style:name="gr25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408cm" fo:min-width="15.158cm" fo:padding-top="0.15cm" fo:padding-bottom="0.15cm" fo:padding-left="0.275cm" fo:padding-right="0.275cm" fo:wrap-option="wrap" draw:shadow-opacity="80%"/>
    </style:style>
    <style:style style:name="gr26" style:family="graphic" style:parent-style-name="standard">
      <style:graphic-properties draw:stroke="none" svg:stroke-color="#279227" draw:fill="solid" draw:fill-color="#abddab" draw:textarea-horizontal-align="justify" draw:textarea-vertical-align="middle" draw:auto-grow-height="false" fo:min-height="0.617cm" fo:min-width="4.611cm"/>
    </style:style>
    <style:style style:name="gr27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0.994cm" fo:min-width="5.744cm" fo:padding-top="0.225cm" fo:padding-bottom="0.225cm" fo:padding-left="0.35cm" fo:padding-right="0.35cm"/>
    </style:style>
    <style:style style:name="gr28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408cm" fo:min-width="14.358cm" fo:padding-top="0.15cm" fo:padding-bottom="0.15cm" fo:padding-left="0.275cm" fo:padding-right="0.275cm" fo:wrap-option="wrap" draw:shadow-opacity="80%"/>
    </style:style>
    <style:style style:name="gr29" style:family="graphic" style:parent-style-name="standard">
      <style:graphic-properties draw:stroke="none" svg:stroke-color="#279227" draw:fill="solid" draw:fill-color="#abddab" draw:textarea-horizontal-align="justify" draw:textarea-vertical-align="middle" draw:auto-grow-height="false" fo:min-height="0.604cm" fo:min-width="2.984cm"/>
    </style:style>
    <style:style style:name="gr30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408cm" fo:min-width="16.358cm" fo:padding-top="0.15cm" fo:padding-bottom="0.15cm" fo:padding-left="0.275cm" fo:padding-right="0.275cm" fo:wrap-option="wrap" draw:shadow-opacity="80%"/>
    </style:style>
    <style:style style:name="gr31" style:family="graphic" style:parent-style-name="standard">
      <style:graphic-properties draw:stroke="none" svg:stroke-color="#279227" draw:fill="solid" draw:fill-color="#abddab" draw:textarea-horizontal-align="justify" draw:textarea-vertical-align="middle" draw:auto-grow-height="false" fo:min-height="0.604cm" fo:min-width="1.951cm"/>
    </style:style>
    <style:style style:name="gr32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0.634cm" fo:min-width="0.384cm" fo:padding-top="0.225cm" fo:padding-bottom="0.225cm" fo:padding-left="0.35cm" fo:padding-right="0.35cm"/>
    </style:style>
    <style:style style:name="gr33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048cm" fo:min-width="21.798cm" fo:padding-top="0.15cm" fo:padding-bottom="0.15cm" fo:padding-left="0.275cm" fo:padding-right="0.275cm" fo:wrap-option="wrap" draw:shadow-opacity="80%"/>
    </style:style>
    <style:style style:name="gr34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356cm" fo:min-width="1.706cm" fo:padding-top="0.225cm" fo:padding-bottom="0.225cm" fo:padding-left="0.35cm" fo:padding-right="0.35cm"/>
    </style:style>
    <style:style style:name="gr35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678cm" fo:min-width="20.328cm" fo:padding-top="0.15cm" fo:padding-bottom="0.15cm" fo:padding-left="0.275cm" fo:padding-right="0.275cm" fo:wrap-option="wrap" draw:shadow-opacity="80%"/>
    </style:style>
    <style:style style:name="gr36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2.258cm" fo:min-width="2.208cm" fo:padding-top="0.225cm" fo:padding-bottom="0.225cm" fo:padding-left="0.35cm" fo:padding-right="0.35cm"/>
    </style:style>
    <style:style style:name="gr38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1.956cm" fo:min-width="20.406cm" fo:padding-top="0.15cm" fo:padding-bottom="0.15cm" fo:padding-left="0.275cm" fo:padding-right="0.275cm" fo:wrap-option="wrap" draw:shadow-opacity="80%"/>
    </style:style>
    <style:style style:name="gr39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176cm" fo:min-width="1.726cm" fo:padding-top="0.225cm" fo:padding-bottom="0.225cm" fo:padding-left="0.35cm" fo:padding-right="0.35cm"/>
    </style:style>
    <style:style style:name="gr40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1.956cm" fo:min-width="10.006cm" fo:padding-top="0.15cm" fo:padding-bottom="0.15cm" fo:padding-left="0.275cm" fo:padding-right="0.275cm" fo:wrap-option="wrap" draw:shadow-opacity="80%"/>
    </style:style>
    <style:style style:name="gr41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3.522cm" fo:min-width="3.672cm" fo:padding-top="0.225cm" fo:padding-bottom="0.225cm" fo:padding-left="0.35cm" fo:padding-right="0.35cm"/>
    </style:style>
    <style:style style:name="gr42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1.956cm" fo:min-width="14.406cm" fo:padding-top="0.15cm" fo:padding-bottom="0.15cm" fo:padding-left="0.275cm" fo:padding-right="0.275cm" fo:wrap-option="wrap" draw:shadow-opacity="80%"/>
    </style:style>
    <style:style style:name="gr43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3.04cm" fo:min-width="24.09cm" fo:padding-top="0.15cm" fo:padding-bottom="0.15cm" fo:padding-left="0.275cm" fo:padding-right="0.275cm" fo:wrap-option="wrap" draw:shadow-opacity="80%"/>
    </style:style>
    <style:style style:name="gr44" style:family="graphic" style:parent-style-name="standard">
      <style:graphic-properties svg:stroke-width="0.1cm" svg:stroke-color="#808080" draw:marker-start-width="0.35cm" draw:marker-end-width="0.35cm" draw:fill-color="#ffffff" draw:textarea-horizontal-align="justify" draw:textarea-vertical-align="middle" draw:auto-grow-height="false" fo:min-height="0.138cm" fo:min-width="1.516cm" fo:padding-top="0.175cm" fo:padding-bottom="0.175cm" fo:padding-left="0.3cm" fo:padding-right="0.3cm"/>
    </style:style>
    <style:style style:name="gr45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1.866cm" fo:min-width="20.416cm" fo:padding-top="0.15cm" fo:padding-bottom="0.15cm" fo:padding-left="0.275cm" fo:padding-right="0.275cm" fo:wrap-option="wrap" draw:shadow-opacity="80%"/>
    </style:style>
    <style:style style:name="gr46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1.866cm" fo:min-width="17.816cm" fo:padding-top="0.15cm" fo:padding-bottom="0.15cm" fo:padding-left="0.275cm" fo:padding-right="0.275cm" fo:wrap-option="wrap" draw:shadow-opacity="80%"/>
    </style:style>
    <style:style style:name="gr47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176cm" fo:min-width="1.326cm" fo:padding-top="0.225cm" fo:padding-bottom="0.225cm" fo:padding-left="0.35cm" fo:padding-right="0.35cm"/>
    </style:style>
    <style:style style:name="gr48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3.04cm" fo:min-width="16.49cm" fo:padding-top="0.15cm" fo:padding-bottom="0.15cm" fo:padding-left="0.275cm" fo:padding-right="0.275cm" fo:wrap-option="wrap" draw:shadow-opacity="80%"/>
    </style:style>
    <style:style style:name="gr49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2.438cm" fo:min-width="2.388cm" fo:padding-top="0.225cm" fo:padding-bottom="0.225cm" fo:padding-left="0.35cm" fo:padding-right="0.35cm"/>
    </style:style>
    <style:style style:name="gr50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774cm" fo:min-width="16.518cm" fo:padding-top="0.15cm" fo:padding-bottom="0.15cm" fo:padding-left="0.275cm" fo:padding-right="0.275cm" fo:wrap-option="wrap" draw:shadow-opacity="80%"/>
    </style:style>
    <style:style style:name="gr51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536cm" fo:min-width="2.486cm" fo:padding-top="0.225cm" fo:padding-bottom="0.225cm" fo:padding-left="0.35cm" fo:padding-right="0.35cm"/>
    </style:style>
    <style:style style:name="gr52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052cm" fo:min-width="14.396cm" fo:padding-top="0.15cm" fo:padding-bottom="0.15cm" fo:padding-left="0.275cm" fo:padding-right="0.275cm" fo:wrap-option="wrap" draw:shadow-opacity="80%"/>
    </style:style>
    <style:style style:name="gr53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356cm" fo:min-width="2.506cm" fo:padding-top="0.225cm" fo:padding-bottom="0.225cm" fo:padding-left="0.35cm" fo:padding-right="0.35cm"/>
    </style:style>
    <style:style style:name="gr54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3.522cm" fo:min-width="4.072cm" fo:padding-top="0.225cm" fo:padding-bottom="0.225cm" fo:padding-left="0.35cm" fo:padding-right="0.35cm"/>
    </style:style>
    <style:style style:name="gr55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052cm" fo:min-width="13.396cm" fo:padding-top="0.15cm" fo:padding-bottom="0.15cm" fo:padding-left="0.275cm" fo:padding-right="0.275cm" fo:wrap-option="wrap" draw:shadow-opacity="80%"/>
    </style:style>
    <style:style style:name="gr56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052cm" fo:min-width="16.196cm" fo:padding-top="0.15cm" fo:padding-bottom="0.15cm" fo:padding-left="0.275cm" fo:padding-right="0.275cm" fo:wrap-option="wrap" draw:shadow-opacity="80%"/>
    </style:style>
    <style:style style:name="pr1" style:family="presentation" style:parent-style-name="top-title">
      <style:graphic-properties fo:min-height="2.656cm"/>
    </style:style>
    <style:style style:name="pr2" style:family="presentation" style:parent-style-name="top-title">
      <style:graphic-properties fo:min-height="6.919cm"/>
    </style:style>
    <style:style style:name="pr3" style:family="presentation" style:parent-style-name="top-notes">
      <style:graphic-properties draw:fill-color="#ffffff" draw:auto-grow-height="true" fo:min-height="13.364cm"/>
    </style:style>
    <style:style style:name="pr4" style:family="presentation" style:parent-style-name="標準-title">
      <style:graphic-properties draw:auto-grow-height="true" fo:min-height="3.506cm"/>
    </style:style>
    <style:style style:name="pr5" style:family="presentation" style:parent-style-name="標準-notes">
      <style:graphic-properties draw:fill-color="#ffffff" draw:auto-grow-height="true" fo:min-height="13.364cm"/>
    </style:style>
    <style:style style:name="pr6" style:family="presentation" style:parent-style-name="Answer-title">
      <style:graphic-properties fo:min-height="4.709cm"/>
    </style:style>
    <style:style style:name="pr7" style:family="presentation" style:parent-style-name="Answer-notes">
      <style:graphic-properties draw:fill-color="#ffffff" fo:min-height="13.364cm"/>
    </style:style>
    <style:style style:name="pr8" style:family="presentation" style:parent-style-name="Answer-title">
      <style:graphic-properties fo:min-height="2.834cm"/>
    </style:style>
    <style:style style:name="pr9" style:family="presentation" style:parent-style-name="標準_20_3-title">
      <style:graphic-properties draw:auto-grow-height="true" fo:min-height="3.506cm"/>
    </style:style>
    <style:style style:name="pr10" style:family="presentation" style:parent-style-name="標準_20_3-notes">
      <style:graphic-properties draw:fill-color="#ffffff" draw:auto-grow-height="true" fo:min-height="13.364cm"/>
    </style:style>
    <style:style style:name="P1" style:family="paragraph">
      <style:text-properties fo:color="#83cc83" fo:font-size="60pt" style:font-size-asian="60pt" style:font-size-complex="60pt"/>
    </style:style>
    <style:style style:name="P2" style:family="paragraph">
      <style:text-properties fo:color="#83cc83" style:font-name="Migu 1C" fo:font-size="66pt" fo:text-shadow="1pt 1pt" style:font-name-asian="Migu 1C" style:font-size-asian="66pt" style:font-size-complex="66pt" style:font-relief="embosse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name="Migu 1C" fo:font-size="44pt" style:font-name-asian="Migu 1C" style:font-size-asian="44pt" style:font-size-complex="44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color="#83cc83" style:font-name="Migu 1C" fo:font-weight="bold" style:font-name-asian="Migu 1C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-color="#ffffff" draw:opacity="80%"/>
      <style:paragraph-properties fo:text-align="center"/>
      <style:text-properties fo:color="#279227" style:font-name="Migu 1C" style:font-name-asian="Migu 1C" style:font-size-asian="18pt"/>
    </style:style>
    <style:style style:name="P11" style:family="paragraph">
      <loext:graphic-properties draw:fill="solid" draw:fill-color="#abddab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-color="#ffffff"/>
      <style:text-properties style:font-size-asian="20pt"/>
    </style:style>
    <style:style style:name="P14" style:family="paragraph">
      <style:text-properties style:font-name="Migu 1C" style:font-name-asian="Migu 1C"/>
    </style:style>
    <style:style style:name="T1" style:family="text">
      <style:text-properties fo:color="#83cc83" style:font-name="Migu 1C" fo:font-size="32pt" style:font-name-asian="Migu 1C" style:font-size-asian="32pt" style:font-size-complex="32pt"/>
    </style:style>
    <style:style style:name="T2" style:family="text">
      <style:text-properties fo:color="#83cc83" style:font-name="Migu 1C" fo:font-size="60pt" fo:text-shadow="1pt 1pt" style:font-name-asian="Migu 1C" style:font-size-asian="60pt" style:font-size-complex="60pt" style:font-relief="embossed"/>
    </style:style>
    <style:style style:name="T3" style:family="text">
      <style:text-properties style:font-name="Migu 1C" fo:font-size="44pt" style:font-name-asian="Migu 1C" style:font-size-asian="44pt" style:font-size-complex="44pt"/>
    </style:style>
    <style:style style:name="T4" style:family="text">
      <style:text-properties fo:color="#83cc83" style:font-name="Migu 1C" fo:font-size="40pt" fo:font-weight="bold" style:font-name-asian="Migu 1C" style:font-size-asian="40pt" style:font-weight-asian="bold" style:font-size-complex="40pt" style:font-weight-complex="bold"/>
    </style:style>
    <style:style style:name="T5" style:family="text">
      <style:text-properties fo:color="#279227" style:font-name="Migu 1C" fo:font-size="32pt" style:font-name-asian="Migu 1C" style:font-size-asian="32pt" style:font-size-complex="32pt"/>
    </style:style>
    <style:style style:name="T6" style:family="text">
      <style:text-properties style:font-name="Migu 1C" fo:font-size="48pt" style:font-name-asian="Migu 1C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</office:automatic-styles>
  <office:body>
    <office:presentation>
      <draw:page draw:name="page1" draw:style-name="dp1" draw:master-page-name="top" presentation:presentation-page-layout-name="AL1T1">
        <office:forms form:automatic-focus="false" form:apply-design-mode="false"/>
        <draw:frame presentation:style-name="pr1" draw:text-style-name="P1" draw:layer="layout" svg:width="24.8cm" svg:height="2.656cm" svg:x="0.6cm" svg:y="-0.056cm" presentation:class="title" presentation:user-transformed="true">
          <draw:text-box>
            <text:p><text:span text:style-name="T1">キッズプログラミング教室 </text:span><text:span text:style-name="T1">Gramin </text:span><text:span text:style-name="T1">（ぐらみん）</text:span></text:p>
          </draw:text-box>
        </draw:frame>
        <draw:frame presentation:style-name="pr2" draw:text-style-name="P2" draw:layer="layout" svg:width="26.2cm" svg:height="6.919cm" svg:x="1cm" svg:y="5.933cm" presentation:class="title" presentation:user-transformed="true">
          <draw:text-box>
            <text:p><text:span text:style-name="T2">ダンスしよう！</text:span></text:p>
          </draw:text-box>
        </draw:frame>
        <draw:frame draw:style-name="gr1" draw:text-style-name="P3" draw:layer="layout" svg:width="4.2cm" svg:height="1.469cm" svg:x="23.4cm" svg:y="19.132cm">
          <draw:image xlink:href="Pictures/100002010000012C000000695A32E07366ABFB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標準" presentation:presentation-page-layout-name="AL2T19">
        <office:forms form:automatic-focus="false" form:apply-design-mode="false"/>
        <draw:frame presentation:style-name="pr4" draw:layer="layout" svg:width="23.2cm" svg:height="3.506cm" svg:x="1.4cm" svg:y="6.891cm" presentation:class="title">
          <draw:text-box>
            <text:p>ネコに動きをつけてみよう！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swer" presentation:presentation-page-layout-name="AL2T19">
        <office:forms form:automatic-focus="false" form:apply-design-mode="false"/>
        <draw:frame draw:style-name="gr3" draw:text-style-name="P5" draw:layer="layout" svg:width="19.261cm" svg:height="12.417cm" svg:x="2.139cm" svg:y="8cm">
          <draw:image xlink:href="Pictures/1000020100000444000002C0F02ACFCF8BB78217.png" xlink:type="simple" xlink:show="embed" xlink:actuate="onLoad">
            <text:p/>
          </draw:image>
        </draw:frame>
        <draw:frame presentation:style-name="pr6" draw:text-style-name="P6" draw:layer="layout" svg:width="25.199cm" svg:height="4.709cm" svg:x="0.201cm" svg:y="1.346cm" presentation:class="title" presentation:user-transformed="true">
          <draw:text-box>
            <text:p><text:span text:style-name="T3">ネコに動きをつけてみよう！（</text:span><text:span text:style-name="T3">1</text:span><text:span text:style-name="T3">）</text:span></text:p>
          </draw:text-box>
        </draw:frame>
        <draw:frame draw:style-name="gr4" draw:text-style-name="P8" draw:layer="layout" svg:width="27cm" svg:height="2.558cm" svg:x="0.6cm" svg:y="6.006cm">
          <draw:text-box>
            <text:p text:style-name="P7"><text:span text:style-name="T4">ブロックを動かそう</text:span></text:p>
          </draw:text-box>
        </draw:frame>
        <draw:custom-shape draw:style-name="gr5" draw:text-style-name="P9" xml:id="id2" draw:id="id2" draw:layer="layout" svg:width="4.2cm" svg:height="1.6cm" svg:x="10.8cm" svg:y="14.9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6" draw:text-style-name="P10" xml:id="id1" draw:id="id1" draw:layer="layout" svg:width="18.8cm" svg:height="2.017cm" svg:x="8.8cm" svg:y="18.4cm">
          <text:p text:style-name="P3"><text:span text:style-name="T5">「</text:span><text:span text:style-name="T5">10</text:span><text:span text:style-name="T5">歩動かす」をドラッグ＆ドロッ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7" draw:text-style-name="P5" draw:layer="layout" draw:type="line" svg:x1="18.2cm" svg:y1="18.4cm" svg:x2="12.9cm" svg:y2="16.5cm" draw:start-shape="id1" draw:start-glue-point="0" draw:end-shape="id2" draw:end-glue-point="2" svg:d="M18200 18400l-5300-1900" svg:viewBox="0 0 5301 1901">
          <text:p/>
        </draw:connector>
        <draw:custom-shape draw:style-name="gr8" draw:text-style-name="P11" draw:layer="layout" svg:width="4.916cm" svg:height="1.934cm" draw:transform="rotate (-0.40648718278948) translate (6.249cm 12.8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aximum="21600" draw:handle-range-x-minimum="0" draw:handle-range-y-maximum="10800" draw:handle-range-y-minimum="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Answer" presentation:presentation-page-layout-name="AL2T19">
        <office:forms form:automatic-focus="false" form:apply-design-mode="false"/>
        <draw:frame draw:style-name="gr3" draw:text-style-name="P5" draw:layer="layout" svg:width="19.261cm" svg:height="12.417cm" svg:x="2.139cm" svg:y="8cm">
          <draw:image xlink:href="Pictures/1000020100000444000002C0F02ACFCF8BB78217.png" xlink:type="simple" xlink:show="embed" xlink:actuate="onLoad">
            <text:p/>
          </draw:image>
        </draw:frame>
        <draw:frame presentation:style-name="pr6" draw:text-style-name="P6" draw:layer="layout" svg:width="25.199cm" svg:height="4.709cm" svg:x="0.201cm" svg:y="1.346cm" presentation:class="title" presentation:user-transformed="true">
          <draw:text-box>
            <text:p><text:span text:style-name="T3">ネコに動きをつけてみよう！（</text:span><text:span text:style-name="T3">2</text:span><text:span text:style-name="T3">）</text:span></text:p>
          </draw:text-box>
        </draw:frame>
        <draw:custom-shape draw:style-name="gr9" draw:text-style-name="P10" draw:layer="layout" svg:width="19.8cm" svg:height="3.2cm" svg:x="7.8cm" svg:y="6.4cm">
          <text:p text:style-name="P3"><text:span text:style-name="T5">「</text:span><text:span text:style-name="T5">10</text:span><text:span text:style-name="T5">歩動かす」をクリックしてみよう！</text:span></text:p>
          <text:p text:style-name="P3"><text:span text:style-name="T5">何が起きるかな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12" draw:layer="layout" svg:width="2.6cm" svg:height="1.8cm" draw:transform="rotate (-0.851197076197634) translate (14.487cm 15cm)">
          <text:p/>
          <draw:enhanced-geometry svg:viewBox="0 0 21600 21600" draw:text-areas="?f7 ?f0 21600 ?f2" draw:type="left-arrow" draw:modifiers="14923.1833910035 7879.6224319822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3.773cm" svg:height="5.548cm" svg:x="22.027cm" svg:y="14cm">
          <draw:image xlink:href="Pictures/100013560000311100004823C0FBF20420636847.svg" xlink:type="simple" xlink:show="embed" xlink:actuate="onLoad">
            <text:p/>
          </draw:image>
          <draw:image xlink:href="Pictures/10000201000001DB000002BA121F54EC2DA3D7CF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Answer" presentation:presentation-page-layout-name="AL2T19">
        <office:forms form:automatic-focus="false" form:apply-design-mode="false"/>
        <draw:frame draw:style-name="gr3" draw:text-style-name="P5" draw:layer="layout" svg:width="20.2cm" svg:height="12.8cm" svg:x="2cm" svg:y="7.4cm">
          <draw:image xlink:href="Pictures/1000020100000444000002B4D2A9979D18052B51.png" xlink:type="simple" xlink:show="embed" xlink:actuate="onLoad">
            <text:p/>
          </draw:image>
        </draw:frame>
        <draw:frame presentation:style-name="pr8" draw:text-style-name="P14" draw:layer="layout" svg:width="25.199cm" svg:height="2.834cm" svg:x="0.201cm" svg:y="2.283cm" presentation:class="title" presentation:user-transformed="true">
          <draw:text-box>
            <text:p><text:span text:style-name="T3">ネコに動きをつけてみよう！（</text:span><text:span text:style-name="T3">3</text:span><text:span text:style-name="T3">）</text:span></text:p>
          </draw:text-box>
        </draw:frame>
        <draw:custom-shape draw:style-name="gr11" draw:text-style-name="P9" xml:id="id4" draw:id="id4" draw:layer="layout" svg:width="8cm" svg:height="1.8cm" svg:x="11.2cm" svg:y="15.7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2" draw:text-style-name="P10" xml:id="id3" draw:id="id3" draw:layer="layout" svg:width="16.8cm" svg:height="3cm" svg:x="10cm" svg:y="6.8cm">
          <text:p text:style-name="P3"><text:span text:style-name="T5">「</text:span><text:span text:style-name="T5">48</text:span><text:span text:style-name="T5">のドラムを</text:span><text:span text:style-name="T5">0.2</text:span><text:span text:style-name="T5">拍鳴らす」をドラッグ＆ドロッ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7" draw:text-style-name="P5" draw:layer="layout" draw:type="line" svg:x1="18.4cm" svg:y1="9.8cm" svg:x2="15.2cm" svg:y2="15.7cm" draw:start-shape="id3" draw:start-glue-point="2" draw:end-shape="id4" draw:end-glue-point="0" svg:d="M18400 9800l-3200 5900" svg:viewBox="0 0 3201 5901">
          <text:p/>
        </draw:connector>
        <draw:custom-shape draw:style-name="gr13" draw:text-style-name="P11" draw:layer="layout" svg:width="2.534cm" svg:height="1.763cm" draw:transform="rotate (0.39095375244673) translate (8.185cm 16.96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aximum="21600" draw:handle-range-x-minimum="0" draw:handle-range-y-maximum="10800" draw:handle-range-y-minimum="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Answer" presentation:presentation-page-layout-name="AL2T19">
        <office:forms form:automatic-focus="false" form:apply-design-mode="false"/>
        <draw:frame draw:style-name="gr3" draw:text-style-name="P5" draw:layer="layout" svg:width="19.296cm" svg:height="12.593cm" svg:x="1.704cm" svg:y="7.2cm">
          <draw:image xlink:href="Pictures/1000020100000446000002CA2F6126849A184706.png" xlink:type="simple" xlink:show="embed" xlink:actuate="onLoad">
            <text:p/>
          </draw:image>
        </draw:frame>
        <draw:frame presentation:style-name="pr8" draw:text-style-name="P14" draw:layer="layout" svg:width="25.199cm" svg:height="2.834cm" svg:x="0.201cm" svg:y="2.283cm" presentation:class="title" presentation:user-transformed="true">
          <draw:text-box>
            <text:p><text:span text:style-name="T3">ネコに動きをつけてみよう！（</text:span><text:span text:style-name="T3">4</text:span><text:span text:style-name="T3">）</text:span></text:p>
          </draw:text-box>
        </draw:frame>
        <draw:custom-shape draw:style-name="gr14" draw:text-style-name="P9" xml:id="id6" draw:id="id6" draw:layer="layout" svg:width="4cm" svg:height="1.6cm" svg:x="10.5cm" svg:y="16.4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5" draw:text-style-name="P10" xml:id="id5" draw:id="id5" draw:layer="layout" svg:width="19cm" svg:height="2.6cm" svg:x="7.8cm" svg:y="6.4cm">
          <text:p text:style-name="P3"><text:span text:style-name="T5">「</text:span><text:span text:style-name="T5">10</text:span><text:span text:style-name="T5">歩動かす」をドラッグ＆ドロッ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7" draw:text-style-name="P5" draw:layer="layout" draw:type="line" svg:x1="17.3cm" svg:y1="9cm" svg:x2="12.5cm" svg:y2="16.4cm" draw:start-shape="id5" draw:start-glue-point="2" draw:end-shape="id6" draw:end-glue-point="0" svg:d="M17300 9000l-4800 7400" svg:viewBox="0 0 4801 7401">
          <text:p/>
        </draw:connector>
        <draw:custom-shape draw:style-name="gr16" draw:text-style-name="P11" draw:layer="layout" svg:width="5.569cm" svg:height="1.913cm" draw:transform="rotate (-0.505098285527159) translate (5.853cm 12.63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aximum="21600" draw:handle-range-x-minimum="0" draw:handle-range-y-maximum="10800" draw:handle-range-y-minimum="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Answer" presentation:presentation-page-layout-name="AL2T19">
        <office:forms form:automatic-focus="false" form:apply-design-mode="false"/>
        <draw:frame draw:style-name="gr3" draw:text-style-name="P5" draw:layer="layout" svg:width="13.134cm" svg:height="6.713cm" svg:x="7.666cm" svg:y="7cm">
          <draw:image xlink:href="Pictures/10000201000001C2000000E6BE93AD80ACE16AFA.png" xlink:type="simple" xlink:show="embed" xlink:actuate="onLoad">
            <text:p/>
          </draw:image>
        </draw:frame>
        <draw:frame presentation:style-name="pr8" draw:text-style-name="P14" draw:layer="layout" svg:width="25.199cm" svg:height="2.834cm" svg:x="0.201cm" svg:y="2.283cm" presentation:class="title" presentation:user-transformed="true">
          <draw:text-box>
            <text:p><text:span text:style-name="T3">ネコに動きをつけてみよう！（</text:span><text:span text:style-name="T3">5</text:span><text:span text:style-name="T3">）</text:span></text:p>
          </draw:text-box>
        </draw:frame>
        <draw:custom-shape draw:style-name="gr17" draw:text-style-name="P9" xml:id="id8" draw:id="id8" draw:layer="layout" svg:width="7cm" svg:height="2.513cm" svg:x="7.6cm" svg:y="11.1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8" draw:text-style-name="P10" xml:id="id7" draw:id="id7" draw:layer="layout" svg:width="19cm" svg:height="3.6cm" svg:x="7.8cm" svg:y="16.8cm">
          <text:p text:style-name="P3"><text:span text:style-name="T5">「</text:span><text:span text:style-name="T5">10</text:span><text:span text:style-name="T5">歩動かす」を「</text:span><text:span text:style-name="T5">-10</text:span><text:span text:style-name="T5">歩動かす」に変えてみ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7" draw:text-style-name="P5" draw:layer="layout" draw:type="line" svg:x1="17.3cm" svg:y1="16.8cm" svg:x2="11.1cm" svg:y2="13.613cm" draw:start-shape="id7" draw:start-glue-point="0" draw:end-shape="id8" draw:end-glue-point="2" svg:d="M17300 16800l-6200-3187" svg:viewBox="0 0 6201 3188">
          <text:p/>
        </draw:connecto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Answer" presentation:presentation-page-layout-name="AL2T19">
        <office:forms form:automatic-focus="false" form:apply-design-mode="false"/>
        <draw:frame draw:style-name="gr3" draw:text-style-name="P5" draw:layer="layout" svg:width="19.296cm" svg:height="12.452cm" svg:x="2.504cm" svg:y="7.3cm">
          <draw:image xlink:href="Pictures/1000020100000446000002C2B3CC6D1454ACDB81.png" xlink:type="simple" xlink:show="embed" xlink:actuate="onLoad">
            <text:p/>
          </draw:image>
        </draw:frame>
        <draw:frame presentation:style-name="pr8" draw:text-style-name="P14" draw:layer="layout" svg:width="25.199cm" svg:height="2.834cm" svg:x="0.201cm" svg:y="2.283cm" presentation:class="title" presentation:user-transformed="true">
          <draw:text-box>
            <text:p><text:span text:style-name="T3">ネコに動きをつけてみよう！（</text:span><text:span text:style-name="T3">6</text:span><text:span text:style-name="T3">）</text:span></text:p>
          </draw:text-box>
        </draw:frame>
        <draw:custom-shape draw:style-name="gr19" draw:text-style-name="P9" xml:id="id10" draw:id="id10" draw:layer="layout" svg:width="8.2cm" svg:height="1.6cm" svg:x="11cm" svg:y="17.7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0" draw:text-style-name="P10" xml:id="id9" draw:id="id9" draw:layer="layout" svg:width="17cm" svg:height="3cm" svg:x="9.8cm" svg:y="6cm">
          <text:p text:style-name="P3"><text:span text:style-name="T5">「</text:span><text:span text:style-name="T5">48</text:span><text:span text:style-name="T5">のドラムを</text:span><text:span text:style-name="T5">0.2</text:span><text:span text:style-name="T5">拍鳴らす」をドラッグ＆ドロッ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7" draw:text-style-name="P5" draw:layer="layout" draw:type="line" svg:x1="18.3cm" svg:y1="9cm" svg:x2="15.1cm" svg:y2="17.7cm" draw:start-shape="id9" draw:start-glue-point="2" draw:end-shape="id10" draw:end-glue-point="0" svg:d="M18300 9000l-3200 8700" svg:viewBox="0 0 3201 8701">
          <text:p/>
        </draw:connector>
        <draw:custom-shape draw:style-name="gr21" draw:text-style-name="P11" draw:layer="layout" svg:width="1.896cm" svg:height="1.71cm" draw:transform="rotate (-0.395666141427115) translate (9.411cm 16.83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aximum="21600" draw:handle-range-x-minimum="0" draw:handle-range-y-maximum="10800" draw:handle-range-y-minimum="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Answer" presentation:presentation-page-layout-name="AL2T19">
        <office:forms form:automatic-focus="false" form:apply-design-mode="false"/>
        <draw:frame draw:style-name="gr3" draw:text-style-name="P5" draw:layer="layout" svg:width="19.296cm" svg:height="12.452cm" svg:x="2.504cm" svg:y="6.548cm">
          <draw:image xlink:href="Pictures/1000020100000446000002C2B3CC6D1454ACDB81.png" xlink:type="simple" xlink:show="embed" xlink:actuate="onLoad">
            <text:p/>
          </draw:image>
        </draw:frame>
        <draw:frame presentation:style-name="pr8" draw:text-style-name="P14" draw:layer="layout" svg:width="25.199cm" svg:height="2.834cm" svg:x="0.201cm" svg:y="2.283cm" presentation:class="title" presentation:user-transformed="true">
          <draw:text-box>
            <text:p><text:span text:style-name="T3">ネコに動きをつけてみよう！（</text:span><text:span text:style-name="T3">7</text:span><text:span text:style-name="T3">）</text:span></text:p>
          </draw:text-box>
        </draw:frame>
        <draw:custom-shape draw:style-name="gr22" draw:text-style-name="P10" draw:layer="layout" svg:width="17cm" svg:height="3.4cm" svg:x="9.8cm" svg:y="6cm">
          <text:p text:style-name="P3"><text:span text:style-name="T5">「</text:span><text:span text:style-name="T5">48</text:span><text:span text:style-name="T5">」のとなりにある小さな「▼」をクリックし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12" draw:layer="layout" svg:width="2.6cm" svg:height="1.8cm" draw:transform="rotate (-0.851197076197634) translate (13.554cm 17.2cm)">
          <text:p/>
          <draw:enhanced-geometry svg:viewBox="0 0 21600 21600" draw:text-areas="?f7 ?f0 21600 ?f2" draw:type="left-arrow" draw:modifiers="14923.1833910035 7879.6224319822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Answer" presentation:presentation-page-layout-name="AL2T19">
        <office:forms form:automatic-focus="false" form:apply-design-mode="false"/>
        <draw:frame draw:style-name="gr3" draw:text-style-name="P5" draw:layer="layout" svg:width="8.53cm" svg:height="14.4cm" svg:x="2.2cm" svg:y="6.2cm">
          <draw:image xlink:href="Pictures/10000201000002B40000049095688AD2C6FF5905.png" xlink:type="simple" xlink:show="embed" xlink:actuate="onLoad">
            <text:p/>
          </draw:image>
        </draw:frame>
        <draw:frame presentation:style-name="pr8" draw:text-style-name="P14" draw:layer="layout" svg:width="25.199cm" svg:height="2.834cm" svg:x="0.201cm" svg:y="2.283cm" presentation:class="title" presentation:user-transformed="true">
          <draw:text-box>
            <text:p><text:span text:style-name="T3">ネコに動きをつけてみよう！（</text:span><text:span text:style-name="T3">8</text:span><text:span text:style-name="T3">）</text:span></text:p>
          </draw:text-box>
        </draw:frame>
        <draw:custom-shape draw:style-name="gr23" draw:text-style-name="P10" draw:layer="layout" svg:width="16.2cm" svg:height="4cm" svg:x="11cm" svg:y="15.8cm">
          <text:p text:style-name="P3"><text:span text:style-name="T5">たくさんの音が出てきた！</text:span></text:p>
          <text:p text:style-name="P3"><text:span text:style-name="T5">好きな音をえらんでみ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Answer" presentation:presentation-page-layout-name="AL2T19">
        <office:forms form:automatic-focus="false" form:apply-design-mode="false"/>
        <draw:frame draw:style-name="gr3" draw:text-style-name="P5" draw:layer="layout" svg:width="15.661cm" svg:height="13.768cm" svg:x="1.739cm" svg:y="6.232cm">
          <draw:image xlink:href="Pictures/1000020100000444000003C020AD371A76789FBC.png" xlink:type="simple" xlink:show="embed" xlink:actuate="onLoad">
            <text:p/>
          </draw:image>
        </draw:frame>
        <draw:frame presentation:style-name="pr8" draw:text-style-name="P14" draw:layer="layout" svg:width="25.199cm" svg:height="2.834cm" svg:x="0.201cm" svg:y="2.283cm" presentation:class="title" presentation:user-transformed="true">
          <draw:text-box>
            <text:p><text:span text:style-name="T3">ネコに動きをつけてみよう！（</text:span><text:span text:style-name="T3">9</text:span><text:span text:style-name="T3">）</text:span></text:p>
          </draw:text-box>
        </draw:frame>
        <draw:custom-shape draw:style-name="gr24" draw:text-style-name="P9" xml:id="id12" draw:id="id12" draw:layer="layout" svg:width="7.6cm" svg:height="5.8cm" svg:x="8.2cm" svg:y="10.8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5" draw:text-style-name="P10" xml:id="id11" draw:id="id11" draw:layer="layout" svg:width="16cm" svg:height="3cm" svg:x="10.8cm" svg:y="6cm">
          <text:p text:style-name="P3"><text:span text:style-name="T5">「</text:span><text:span text:style-name="T5">10</text:span><text:span text:style-name="T5">回繰り返す」をドラッグ＆ドロップしてパクリッ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7" draw:text-style-name="P5" draw:layer="layout" draw:type="line" svg:x1="18.8cm" svg:y1="9cm" svg:x2="12cm" svg:y2="10.8cm" draw:start-shape="id11" draw:start-glue-point="2" draw:end-shape="id12" draw:end-glue-point="0" svg:d="M18800 9000l-6800 1800" svg:viewBox="0 0 6801 1801">
          <text:p/>
        </draw:connector>
        <draw:custom-shape draw:style-name="gr26" draw:text-style-name="P11" draw:layer="layout" svg:width="5.841cm" svg:height="1.731cm" draw:transform="rotate (0.896401103824288) translate (4.2cm 16.91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aximum="21600" draw:handle-range-x-minimum="0" draw:handle-range-y-maximum="10800" draw:handle-range-y-minimum="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Answer" presentation:presentation-page-layout-name="AL2T19">
        <office:forms form:automatic-focus="false" form:apply-design-mode="false"/>
        <draw:frame draw:style-name="gr3" draw:text-style-name="P5" draw:layer="layout" svg:width="17.6cm" svg:height="13.506cm" svg:x="2.2cm" svg:y="6.775cm">
          <draw:image xlink:href="Pictures/10000201000004440000034645487EB990B98F17.png" xlink:type="simple" xlink:show="embed" xlink:actuate="onLoad">
            <text:p/>
          </draw:image>
        </draw:frame>
        <draw:frame presentation:style-name="pr8" draw:text-style-name="P14" draw:layer="layout" svg:width="25.199cm" svg:height="2.834cm" svg:x="0.201cm" svg:y="2.283cm" presentation:class="title" presentation:user-transformed="true">
          <draw:text-box>
            <text:p><text:span text:style-name="T3">ネコに動きをつけてみよう！（</text:span><text:span text:style-name="T3">10</text:span><text:span text:style-name="T3">）</text:span></text:p>
          </draw:text-box>
        </draw:frame>
        <draw:custom-shape draw:style-name="gr27" draw:text-style-name="P9" xml:id="id14" draw:id="id14" draw:layer="layout" svg:width="6.6cm" svg:height="1.6cm" svg:x="9.7cm" svg:y="10.9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8" draw:text-style-name="P10" xml:id="id13" draw:id="id13" draw:layer="layout" svg:width="15.2cm" svg:height="3cm" svg:x="11.6cm" svg:y="6cm">
          <text:p text:style-name="P3"><text:span text:style-name="T5">「こんにちは！と</text:span><text:span text:style-name="T5">2</text:span><text:span text:style-name="T5">秒言う」をドラッグ＆ドロッ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7" draw:text-style-name="P5" draw:layer="layout" draw:type="line" svg:x1="19.2cm" svg:y1="9cm" svg:x2="13cm" svg:y2="10.9cm" draw:start-shape="id13" draw:start-glue-point="2" draw:end-shape="id14" draw:end-glue-point="0" svg:d="M19200 9000l-6200 1900" svg:viewBox="0 0 6201 1901">
          <text:p/>
        </draw:connector>
        <draw:custom-shape draw:style-name="gr29" draw:text-style-name="P11" draw:layer="layout" svg:width="3.981cm" svg:height="1.706cm" draw:transform="rotate (0.896401103824288) translate (7.2cm 14.71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aximum="21600" draw:handle-range-x-minimum="0" draw:handle-range-y-maximum="10800" draw:handle-range-y-minimum="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Answer" presentation:presentation-page-layout-name="AL2T19">
        <office:forms form:automatic-focus="false" form:apply-design-mode="false"/>
        <draw:frame draw:style-name="gr3" draw:text-style-name="P5" draw:layer="layout" svg:width="17.426cm" svg:height="13.269cm" svg:x="1.774cm" svg:y="7.031cm">
          <draw:image xlink:href="Pictures/10000201000004420000033E8A9312F41CC21354.png" xlink:type="simple" xlink:show="embed" xlink:actuate="onLoad">
            <text:p/>
          </draw:image>
        </draw:frame>
        <draw:frame presentation:style-name="pr8" draw:text-style-name="P14" draw:layer="layout" svg:width="25.199cm" svg:height="2.834cm" svg:x="0.201cm" svg:y="2.283cm" presentation:class="title" presentation:user-transformed="true">
          <draw:text-box>
            <text:p><text:span text:style-name="T3">ネコに動きをつけてみよう！（</text:span><text:span text:style-name="T3">11</text:span><text:span text:style-name="T3">）</text:span></text:p>
          </draw:text-box>
        </draw:frame>
        <draw:custom-shape draw:style-name="gr27" draw:text-style-name="P9" xml:id="id16" draw:id="id16" draw:layer="layout" svg:width="6.6cm" svg:height="1.6cm" svg:x="9.3cm" svg:y="10.8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30" draw:text-style-name="P10" xml:id="id15" draw:id="id15" draw:layer="layout" svg:width="17.2cm" svg:height="3cm" svg:x="9.6cm" svg:y="6cm">
          <text:p text:style-name="P3"><text:span text:style-name="T5">「緑の旗がクリックされたとき」をドラッグ＆ドロッ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7" draw:text-style-name="P5" draw:layer="layout" draw:type="line" svg:x1="18.2cm" svg:y1="9cm" svg:x2="12.6cm" svg:y2="10.8cm" draw:start-shape="id15" draw:start-glue-point="2" draw:end-shape="id16" draw:end-glue-point="0" svg:d="M18200 9000l-5600 1800" svg:viewBox="0 0 5601 1801">
          <text:p/>
        </draw:connector>
        <draw:custom-shape draw:style-name="gr31" draw:text-style-name="P11" draw:layer="layout" svg:width="2.801cm" svg:height="1.706cm" draw:transform="rotate (0.198793001802154) translate (6.218cm 11.49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aximum="21600" draw:handle-range-x-minimum="0" draw:handle-range-y-maximum="10800" draw:handle-range-y-minimum="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Answer" presentation:presentation-page-layout-name="AL2T19">
        <office:forms form:automatic-focus="false" form:apply-design-mode="false"/>
        <draw:frame draw:style-name="gr3" draw:text-style-name="P5" draw:layer="layout" svg:width="24.586cm" svg:height="10.316cm" svg:x="1.414cm" svg:y="9.8cm">
          <draw:image xlink:href="Pictures/100002010000081E00000368856A443BD9B3561E.png" xlink:type="simple" xlink:show="embed" xlink:actuate="onLoad">
            <text:p/>
          </draw:image>
        </draw:frame>
        <draw:frame presentation:style-name="pr8" draw:text-style-name="P14" draw:layer="layout" svg:width="25.199cm" svg:height="2.834cm" svg:x="0.201cm" svg:y="2.283cm" presentation:class="title" presentation:user-transformed="true">
          <draw:text-box>
            <text:p><text:span text:style-name="T3">ネコに動きをつけてみよう！（</text:span><text:span text:style-name="T3">12</text:span><text:span text:style-name="T3">）</text:span></text:p>
          </draw:text-box>
        </draw:frame>
        <draw:custom-shape draw:style-name="gr32" draw:text-style-name="P9" xml:id="id18" draw:id="id18" draw:layer="layout" svg:width="1.2cm" svg:height="1.2cm" svg:x="24.1cm" svg:y="10.5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33" draw:text-style-name="P10" xml:id="id17" draw:id="id17" draw:layer="layout" svg:width="22.6cm" svg:height="2.6cm" svg:x="4.2cm" svg:y="6cm">
          <text:p text:style-name="P3"><text:span text:style-name="T5">ステージの右上の緑の旗をクリックし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7" draw:text-style-name="P5" draw:layer="layout" draw:type="line" svg:x1="15.5cm" svg:y1="8.6cm" svg:x2="24.7cm" svg:y2="10.5cm" draw:start-shape="id17" draw:start-glue-point="2" draw:end-shape="id18" draw:end-glue-point="0" svg:d="M15500 8600l9200 1900" svg:viewBox="0 0 9201 1901">
          <text:p/>
        </draw:connector>
        <draw:custom-shape draw:style-name="gr10" draw:text-style-name="P12" draw:layer="layout" svg:width="2.6cm" svg:height="1.8cm" draw:transform="rotate (-0.851197076197634) translate (25.687cm 10.5cm)">
          <text:p/>
          <draw:enhanced-geometry svg:viewBox="0 0 21600 21600" draw:text-areas="?f7 ?f0 21600 ?f2" draw:type="left-arrow" draw:modifiers="14923.1833910035 7879.6224319822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標準_20_3" presentation:presentation-page-layout-name="AL2T19">
        <office:forms form:automatic-focus="false" form:apply-design-mode="false"/>
        <draw:frame presentation:style-name="pr9" draw:layer="layout" svg:width="23.799cm" svg:height="3.506cm" svg:x="3.8cm" svg:y="6.89cm" presentation:class="title">
          <draw:text-box>
            <text:p>スプライトを足してみよう！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swer" presentation:presentation-page-layout-name="AL2T19">
        <office:forms form:automatic-focus="false" form:apply-design-mode="false"/>
        <draw:frame draw:style-name="gr3" draw:text-style-name="P5" draw:layer="layout" svg:width="20.227cm" svg:height="12.528cm" svg:x="2.773cm" svg:y="6.8cm">
          <draw:image xlink:href="Pictures/10000201000003DC00000264B968ED018F529F6D.png" xlink:type="simple" xlink:show="embed" xlink:actuate="onLoad">
            <text:p/>
          </draw:image>
        </draw:frame>
        <draw:frame presentation:style-name="pr8" draw:text-style-name="P14" draw:layer="layout" svg:width="25.199cm" svg:height="2.834cm" svg:x="0.201cm" svg:y="2.283cm" presentation:class="title" presentation:user-transformed="true">
          <draw:text-box>
            <text:p><text:span text:style-name="T6">スプライトを足してみよう（</text:span><text:span text:style-name="T6">1</text:span><text:span text:style-name="T6">）</text:span></text:p>
          </draw:text-box>
        </draw:frame>
        <draw:custom-shape draw:style-name="gr34" draw:text-style-name="P9" xml:id="id20" draw:id="id20" draw:layer="layout" svg:width="2.6cm" svg:height="2cm" svg:x="9.9cm" svg:y="6.8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35" draw:text-style-name="P10" xml:id="id19" draw:id="id19" draw:layer="layout" svg:width="21.2cm" svg:height="3.3cm" svg:x="5.7cm" svg:y="17cm">
          <text:p text:style-name="P3"><text:span text:style-name="T5">「新しいスプライトをファイルから選ぶ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7" draw:text-style-name="P5" draw:layer="layout" draw:type="line" svg:x1="16.3cm" svg:y1="17cm" svg:x2="11.2cm" svg:y2="8.8cm" draw:start-shape="id19" draw:start-glue-point="0" draw:end-shape="id20" draw:end-glue-point="2" svg:d="M16300 17000l-5100-8200" svg:viewBox="0 0 5101 8201">
          <text:p/>
        </draw:connecto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Answer" presentation:presentation-page-layout-name="AL2T19">
        <office:forms form:automatic-focus="false" form:apply-design-mode="false"/>
        <draw:frame draw:style-name="gr36" draw:text-style-name="P3" draw:layer="layout" svg:width="21.4cm" svg:height="11.379cm" svg:x="3.4cm" svg:y="7.721cm">
          <draw:image xlink:href="Pictures/10000201000005C600000312AFC14E2EE48C99F2.png" xlink:type="simple" xlink:show="embed" xlink:actuate="onLoad">
            <text:p/>
          </draw:image>
        </draw:frame>
        <draw:frame presentation:style-name="pr8" draw:text-style-name="P14" draw:layer="layout" svg:width="25.199cm" svg:height="2.834cm" svg:x="0.201cm" svg:y="2.283cm" presentation:class="title" presentation:user-transformed="true">
          <draw:text-box>
            <text:p><text:span text:style-name="T6">スプライトを足してみよう（</text:span><text:span text:style-name="T6">2</text:span><text:span text:style-name="T6">）</text:span></text:p>
          </draw:text-box>
        </draw:frame>
        <draw:custom-shape draw:style-name="gr37" draw:text-style-name="P9" xml:id="id22" draw:id="id22" draw:layer="layout" svg:width="3.2cm" svg:height="3cm" svg:x="12.4cm" svg:y="11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38" draw:text-style-name="P10" xml:id="id21" draw:id="id21" draw:layer="layout" svg:width="21.2cm" svg:height="2.5cm" svg:x="6.4cm" svg:y="6.3cm">
          <text:p text:style-name="P3"><text:span text:style-name="T5">「</text:span><text:span text:style-name="T5">Fantasy</text:span><text:span text:style-name="T5">（ファンタジー）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7" draw:text-style-name="P5" draw:layer="layout" draw:type="line" svg:x1="17cm" svg:y1="8.8cm" svg:x2="14cm" svg:y2="11cm" draw:start-shape="id21" draw:end-shape="id22" draw:end-glue-point="0" svg:d="M17000 8800l-3000 2200" svg:viewBox="0 0 3001 2201">
          <text:p/>
        </draw:connector>
        <draw:custom-shape draw:style-name="gr39" draw:text-style-name="P9" xml:id="id24" draw:id="id24" draw:layer="layout" svg:width="2.6cm" svg:height="1.8cm" svg:x="18cm" svg:y="17.2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40" draw:text-style-name="P10" xml:id="id23" draw:id="id23" draw:layer="layout" svg:width="10.8cm" svg:height="2.5cm" svg:x="4.4cm" svg:y="17.9cm">
          <text:p text:style-name="P3"><text:span text:style-name="T5">「</text:span><text:span text:style-name="T5">OK</text:span><text:span text:style-name="T5">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7" draw:text-style-name="P5" draw:layer="layout" draw:type="line" svg:x1="15.2cm" svg:y1="19.15cm" svg:x2="18cm" svg:y2="18.1cm" draw:start-shape="id23" draw:end-shape="id24" draw:end-glue-point="3" svg:d="M15200 19150l2800-1050" svg:viewBox="0 0 2801 1051">
          <text:p/>
        </draw:connecto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Answer" presentation:presentation-page-layout-name="AL2T19">
        <office:forms form:automatic-focus="false" form:apply-design-mode="false"/>
        <draw:frame draw:style-name="gr36" draw:text-style-name="P3" draw:layer="layout" svg:width="24.4cm" svg:height="13.063cm" svg:x="1.4cm" svg:y="6.8cm">
          <draw:image xlink:href="Pictures/10000201000005BC00000312082F7D324C1514B6.png" xlink:type="simple" xlink:show="embed" xlink:actuate="onLoad">
            <text:p/>
          </draw:image>
        </draw:frame>
        <draw:frame presentation:style-name="pr8" draw:text-style-name="P14" draw:layer="layout" svg:width="25.199cm" svg:height="2.834cm" svg:x="0.201cm" svg:y="2.283cm" presentation:class="title" presentation:user-transformed="true">
          <draw:text-box>
            <text:p><text:span text:style-name="T6">スプライトを足してみよう（</text:span><text:span text:style-name="T6">3</text:span><text:span text:style-name="T6">）</text:span></text:p>
          </draw:text-box>
        </draw:frame>
        <draw:custom-shape draw:style-name="gr41" draw:text-style-name="P9" xml:id="id26" draw:id="id26" draw:layer="layout" svg:width="4.8cm" svg:height="4.4cm" svg:x="7cm" svg:y="9.6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42" draw:text-style-name="P10" xml:id="id25" draw:id="id25" draw:layer="layout" svg:width="15.2cm" svg:height="2.5cm" svg:x="12.4cm" svg:y="6.3cm">
          <text:p text:style-name="P3"><text:span text:style-name="T5">「</text:span><text:span text:style-name="T5">doragon1-a</text:span><text:span text:style-name="T5">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7" draw:text-style-name="P5" draw:layer="layout" draw:type="line" svg:x1="12.4cm" svg:y1="7.55cm" svg:x2="9.4cm" svg:y2="9.6cm" draw:start-shape="id25" draw:end-shape="id26" draw:end-glue-point="0" svg:d="M12400 7550l-3000 2050" svg:viewBox="0 0 3001 2051">
          <text:p/>
        </draw:connector>
        <draw:custom-shape draw:style-name="gr39" draw:text-style-name="P9" xml:id="id28" draw:id="id28" draw:layer="layout" svg:width="2.6cm" svg:height="1.8cm" svg:x="18.4cm" svg:y="17.8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40" draw:text-style-name="P10" xml:id="id27" draw:id="id27" draw:layer="layout" svg:width="10.8cm" svg:height="2.5cm" svg:x="4.4cm" svg:y="17.9cm">
          <text:p text:style-name="P3"><text:span text:style-name="T5">「</text:span><text:span text:style-name="T5">OK</text:span><text:span text:style-name="T5">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7" draw:text-style-name="P5" draw:layer="layout" draw:type="line" svg:x1="15.2cm" svg:y1="19.15cm" svg:x2="18.4cm" svg:y2="18.7cm" draw:start-shape="id27" draw:end-shape="id28" draw:end-glue-point="3" svg:d="M15200 19150l3200-450" svg:viewBox="0 0 3201 451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Answer" presentation:presentation-page-layout-name="AL2T19">
        <office:forms form:automatic-focus="false" form:apply-design-mode="false"/>
        <draw:frame draw:style-name="gr3" draw:text-style-name="P5" draw:layer="layout" svg:width="17.25cm" svg:height="12.911cm" svg:x="2.4cm" svg:y="6.6cm">
          <draw:image xlink:href="Pictures/10000201000003D2000002DCCE33491A87467EDC.png" xlink:type="simple" xlink:show="embed" xlink:actuate="onLoad">
            <text:p/>
          </draw:image>
        </draw:frame>
        <draw:frame presentation:style-name="pr8" draw:text-style-name="P14" draw:layer="layout" svg:width="25.199cm" svg:height="2.834cm" svg:x="0.201cm" svg:y="2.283cm" presentation:class="title" presentation:user-transformed="true">
          <draw:text-box>
            <text:p><text:span text:style-name="T6">スプライトを足してみよう（</text:span><text:span text:style-name="T6">4</text:span><text:span text:style-name="T6">）</text:span></text:p>
          </draw:text-box>
        </draw:frame>
        <draw:custom-shape draw:style-name="gr43" draw:text-style-name="P10" draw:layer="layout" svg:width="25cm" svg:height="3.7cm" svg:x="2.2cm" svg:y="16.7cm">
          <text:p text:style-name="P3"><text:span text:style-name="T5">ステージにドラゴンが出てきた！</text:span></text:p>
          <text:p text:style-name="P3"><text:span text:style-name="T5">マウスでドラッグ＆ドロップして場所を変えよ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44" draw:text-style-name="P12" draw:layer="layout" svg:width="2.6cm" svg:height="1.8cm" draw:transform="rotate (-0.851197076197634) translate (7.086cm 9.458cm)">
          <text:p/>
          <draw:enhanced-geometry svg:viewBox="0 0 21600 21600" draw:text-areas="?f7 ?f0 21600 ?f2" draw:type="left-arrow" draw:modifiers="14923.1833910035 7879.6224319822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Answer" presentation:presentation-page-layout-name="AL2T19">
        <office:forms form:automatic-focus="false" form:apply-design-mode="false"/>
        <draw:frame presentation:style-name="pr8" draw:text-style-name="P14" draw:layer="layout" svg:width="25.199cm" svg:height="2.834cm" svg:x="0.201cm" svg:y="2.283cm" presentation:class="title" presentation:user-transformed="true">
          <draw:text-box>
            <text:p><text:span text:style-name="T6">スプライトを足してみよう（</text:span><text:span text:style-name="T6">5</text:span><text:span text:style-name="T6">）</text:span></text:p>
          </draw:text-box>
        </draw:frame>
        <draw:custom-shape draw:style-name="gr45" draw:text-style-name="P10" draw:layer="layout" svg:width="21.2cm" svg:height="2.4cm" svg:x="6cm" svg:y="18cm">
          <text:p text:style-name="P3"><text:span text:style-name="T5">ドラゴンにはこんな命令を作ってみ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3" draw:text-style-name="P5" draw:layer="layout" svg:width="15.2cm" svg:height="10.977cm" svg:x="10.8cm" svg:y="6.6cm">
          <draw:image xlink:href="Pictures/10000201000001B000000138DEB02AC1A25CBAC8.png" xlink:type="simple" xlink:show="embed" xlink:actuate="onLoad">
            <text:p/>
          </draw:image>
        </draw:frame>
        <draw:frame draw:style-name="gr3" draw:text-style-name="P5" draw:layer="layout" svg:width="7cm" svg:height="6.629cm" svg:x="2.4cm" svg:y="8.571cm">
          <draw:image xlink:href="Pictures/10000200000000850000007EDBE285B0B9325E5B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Answer" presentation:presentation-page-layout-name="AL2T19">
        <office:forms form:automatic-focus="false" form:apply-design-mode="false"/>
        <draw:frame presentation:style-name="pr8" draw:text-style-name="P14" draw:layer="layout" svg:width="25.199cm" svg:height="2.834cm" svg:x="0.201cm" svg:y="2.283cm" presentation:class="title" presentation:user-transformed="true">
          <draw:text-box>
            <text:p><text:span text:style-name="T6">スプライトを足してみよう（</text:span><text:span text:style-name="T6">6</text:span><text:span text:style-name="T6">）</text:span></text:p>
          </draw:text-box>
        </draw:frame>
        <draw:custom-shape draw:style-name="gr46" draw:text-style-name="P10" draw:layer="layout" svg:width="18.6cm" svg:height="2.4cm" svg:x="8.6cm" svg:y="18cm">
          <text:p text:style-name="P3"><text:span text:style-name="T5">あれっ！？ひっくり返った！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3" draw:text-style-name="P5" draw:layer="layout" svg:width="14.518cm" svg:height="10.873cm" svg:x="6.282cm" svg:y="6.6cm">
          <draw:image xlink:href="Pictures/10000201000003D4000002DE68BC200BA3BBEC8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Answer" presentation:presentation-page-layout-name="AL2T19">
        <office:forms form:automatic-focus="false" form:apply-design-mode="false"/>
        <draw:frame draw:style-name="gr3" draw:text-style-name="P5" draw:layer="layout" svg:width="27.104cm" svg:height="8.766cm" svg:x="0.496cm" svg:y="10.834cm">
          <draw:image xlink:href="Pictures/10000201000002A8000000DC4A6623811C16CF5D.png" xlink:type="simple" xlink:show="embed" xlink:actuate="onLoad">
            <text:p/>
          </draw:image>
        </draw:frame>
        <draw:frame presentation:style-name="pr8" draw:text-style-name="P14" draw:layer="layout" svg:width="25.199cm" svg:height="2.834cm" svg:x="0.201cm" svg:y="2.283cm" presentation:class="title" presentation:user-transformed="true">
          <draw:text-box>
            <text:p><text:span text:style-name="T6">スプライトを足してみよう（</text:span><text:span text:style-name="T6">7</text:span><text:span text:style-name="T6">）</text:span></text:p>
          </draw:text-box>
        </draw:frame>
        <draw:custom-shape draw:style-name="gr47" draw:text-style-name="P9" xml:id="id30" draw:id="id30" draw:layer="layout" svg:width="2.2cm" svg:height="1.8cm" svg:x="1.2cm" svg:y="13.2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48" draw:text-style-name="P10" xml:id="id29" draw:id="id29" draw:layer="layout" svg:width="17.4cm" svg:height="3.7cm" svg:x="10.2cm" svg:y="6.3cm">
          <text:p text:style-name="P3"><text:span text:style-name="T5">回転の種類をまんなかの「左右に反転するだけ」に変えよ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7" draw:text-style-name="P5" draw:layer="layout" draw:type="line" svg:x1="10.2cm" svg:y1="8.15cm" svg:x2="2.3cm" svg:y2="13.2cm" draw:start-shape="id29" draw:end-shape="id30" draw:end-glue-point="0" svg:d="M10200 8150l-7900 5050" svg:viewBox="0 0 7901 5051">
          <text:p/>
        </draw:connecto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標準" presentation:presentation-page-layout-name="AL2T19">
        <office:forms form:automatic-focus="false" form:apply-design-mode="false"/>
        <draw:frame presentation:style-name="pr4" draw:layer="layout" svg:width="23.2cm" svg:height="3.506cm" svg:x="1.4cm" svg:y="6.891cm" presentation:class="title">
          <draw:text-box>
            <text:p>背景をつけよう！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nswer" presentation:presentation-page-layout-name="AL2T19">
        <office:forms form:automatic-focus="false" form:apply-design-mode="false"/>
        <draw:frame draw:style-name="gr3" draw:text-style-name="P5" draw:layer="layout" svg:width="19.856cm" svg:height="12.4cm" svg:x="2.4cm" svg:y="6.6cm">
          <draw:image xlink:href="Pictures/10000201000003D400000264D04C2D7F41E05B82.png" xlink:type="simple" xlink:show="embed" xlink:actuate="onLoad">
            <text:p/>
          </draw:image>
        </draw:frame>
        <draw:frame presentation:style-name="pr8" draw:text-style-name="P14" draw:layer="layout" svg:width="25.199cm" svg:height="2.834cm" svg:x="0.201cm" svg:y="2.283cm" presentation:class="title" presentation:user-transformed="true">
          <draw:text-box>
            <text:p><text:span text:style-name="T6">背景をつけよう（</text:span><text:span text:style-name="T6">1</text:span><text:span text:style-name="T6">）</text:span></text:p>
          </draw:text-box>
        </draw:frame>
        <draw:custom-shape draw:style-name="gr49" draw:text-style-name="P9" xml:id="id32" draw:id="id32" draw:layer="layout" svg:width="3.4cm" svg:height="3.2cm" svg:x="2.2cm" svg:y="12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50" draw:text-style-name="P10" xml:id="id31" draw:id="id31" draw:layer="layout" svg:width="17.4cm" svg:height="3.406cm" svg:x="9.2cm" svg:y="16.794cm">
          <text:p text:style-name="P3"><text:span text:style-name="T5">スプライトリストの「ステージ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7" draw:text-style-name="P5" draw:layer="layout" draw:type="line" svg:x1="9.2cm" svg:y1="18.497cm" svg:x2="5.6cm" svg:y2="13.6cm" draw:start-shape="id31" draw:end-shape="id32" svg:d="M9200 18497l-3600-4897" svg:viewBox="0 0 3601 4898">
          <text:p/>
        </draw:connecto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Answer" presentation:presentation-page-layout-name="AL2T19">
        <office:forms form:automatic-focus="false" form:apply-design-mode="false"/>
        <draw:frame draw:style-name="gr3" draw:text-style-name="P5" draw:layer="layout" svg:width="14.794cm" svg:height="11.485cm" svg:x="1.806cm" svg:y="6.688cm">
          <draw:image xlink:href="Pictures/10000201000002A800000210273BD332BE8BD9A4.png" xlink:type="simple" xlink:show="embed" xlink:actuate="onLoad">
            <text:p/>
          </draw:image>
        </draw:frame>
        <draw:frame presentation:style-name="pr8" draw:text-style-name="P14" draw:layer="layout" svg:width="25.199cm" svg:height="2.834cm" svg:x="0.201cm" svg:y="2.283cm" presentation:class="title" presentation:user-transformed="true">
          <draw:text-box>
            <text:p><text:span text:style-name="T6">背景をつけよう（</text:span><text:span text:style-name="T6">2</text:span><text:span text:style-name="T6">）</text:span></text:p>
          </draw:text-box>
        </draw:frame>
        <draw:custom-shape draw:style-name="gr51" draw:text-style-name="P9" xml:id="id34" draw:id="id34" draw:layer="layout" svg:width="3.4cm" svg:height="2.2cm" svg:x="6.6cm" svg:y="9.8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52" draw:text-style-name="P10" xml:id="id33" draw:id="id33" draw:layer="layout" svg:width="15.2cm" svg:height="2.606cm" svg:x="11.8cm" svg:y="17.4cm">
          <text:p text:style-name="P3"><text:span text:style-name="T5">「背景」というタブ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7" draw:text-style-name="P5" draw:layer="layout" draw:type="line" svg:x1="19.4cm" svg:y1="17.4cm" svg:x2="10cm" svg:y2="10.9cm" draw:start-shape="id33" draw:start-glue-point="0" draw:end-shape="id34" svg:d="M19400 17400l-9400-6500" svg:viewBox="0 0 9401 6501">
          <text:p/>
        </draw:connecto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Answer" presentation:presentation-page-layout-name="AL2T19">
        <office:forms form:automatic-focus="false" form:apply-design-mode="false"/>
        <draw:frame draw:style-name="gr3" draw:text-style-name="P5" draw:layer="layout" svg:width="14.794cm" svg:height="11.485cm" svg:x="1.806cm" svg:y="6.688cm">
          <draw:image xlink:href="Pictures/10000201000002A800000210273BD332BE8BD9A4.png" xlink:type="simple" xlink:show="embed" xlink:actuate="onLoad">
            <text:p/>
          </draw:image>
        </draw:frame>
        <draw:frame presentation:style-name="pr8" draw:text-style-name="P14" draw:layer="layout" svg:width="25.199cm" svg:height="2.834cm" svg:x="0.201cm" svg:y="2.283cm" presentation:class="title" presentation:user-transformed="true">
          <draw:text-box>
            <text:p><text:span text:style-name="T6">背景をつけよう（</text:span><text:span text:style-name="T6">3</text:span><text:span text:style-name="T6">）</text:span></text:p>
          </draw:text-box>
        </draw:frame>
        <draw:custom-shape draw:style-name="gr53" draw:text-style-name="P9" xml:id="id36" draw:id="id36" draw:layer="layout" svg:width="3.4cm" svg:height="2cm" svg:x="8.6cm" svg:y="11.6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52" draw:text-style-name="P10" xml:id="id35" draw:id="id35" draw:layer="layout" svg:width="15.2cm" svg:height="2.606cm" svg:x="11.8cm" svg:y="17.4cm">
          <text:p text:style-name="P3"><text:span text:style-name="T5">「読み込み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7" draw:text-style-name="P5" draw:layer="layout" draw:type="line" svg:x1="19.4cm" svg:y1="17.4cm" svg:x2="12cm" svg:y2="12.6cm" draw:start-shape="id35" draw:start-glue-point="0" draw:end-shape="id36" svg:d="M19400 17400l-7400-4800" svg:viewBox="0 0 7401 4801">
          <text:p/>
        </draw:connecto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Answer" presentation:presentation-page-layout-name="AL2T19">
        <office:forms form:automatic-focus="false" form:apply-design-mode="false"/>
        <draw:frame draw:style-name="gr36" draw:text-style-name="P3" draw:layer="layout" svg:width="25.929cm" svg:height="13.863cm" svg:x="1.171cm" svg:y="6.237cm">
          <draw:image xlink:href="Pictures/10000201000005BE000003123B58206DE4D897B9.png" xlink:type="simple" xlink:show="embed" xlink:actuate="onLoad">
            <text:p/>
          </draw:image>
        </draw:frame>
        <draw:frame presentation:style-name="pr8" draw:text-style-name="P14" draw:layer="layout" svg:width="25.199cm" svg:height="2.834cm" svg:x="0.201cm" svg:y="2.283cm" presentation:class="title" presentation:user-transformed="true">
          <draw:text-box>
            <text:p><text:span text:style-name="T6">背景をつけよう（</text:span><text:span text:style-name="T6">4</text:span><text:span text:style-name="T6">）</text:span></text:p>
          </draw:text-box>
        </draw:frame>
        <draw:custom-shape draw:style-name="gr54" draw:text-style-name="P9" xml:id="id38" draw:id="id38" draw:layer="layout" svg:width="5.2cm" svg:height="4.4cm" svg:x="7.3cm" svg:y="9.3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55" draw:text-style-name="P10" xml:id="id37" draw:id="id37" draw:layer="layout" svg:width="14.2cm" svg:height="2.606cm" svg:x="13.4cm" svg:y="7cm">
          <text:p text:style-name="P3"><text:span text:style-name="T5">「</text:span><text:span text:style-name="T5">Indoors</text:span><text:span text:style-name="T5">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7" draw:text-style-name="P5" draw:layer="layout" draw:type="line" svg:x1="20.5cm" svg:y1="9.606cm" svg:x2="12.5cm" svg:y2="11.5cm" draw:start-shape="id37" draw:start-glue-point="2" draw:end-shape="id38" svg:d="M20500 9606l-8000 1894" svg:viewBox="0 0 8001 1895">
          <text:p/>
        </draw:connector>
        <draw:custom-shape draw:style-name="gr39" draw:text-style-name="P9" xml:id="id40" draw:id="id40" draw:layer="layout" svg:width="2.6cm" svg:height="1.8cm" svg:x="19.2cm" svg:y="17.863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40" draw:text-style-name="P10" xml:id="id39" draw:id="id39" draw:layer="layout" svg:width="10.8cm" svg:height="2.5cm" svg:x="5.2cm" svg:y="17.963cm">
          <text:p text:style-name="P3"><text:span text:style-name="T5">「</text:span><text:span text:style-name="T5">OK</text:span><text:span text:style-name="T5">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7" draw:text-style-name="P5" draw:layer="layout" draw:type="line" svg:x1="16cm" svg:y1="19.213cm" svg:x2="19.2cm" svg:y2="18.763cm" draw:start-shape="id39" draw:end-shape="id40" draw:end-glue-point="3" svg:d="M16000 19213l3200-450" svg:viewBox="0 0 3201 451">
          <text:p/>
        </draw:connecto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Answer" presentation:presentation-page-layout-name="AL2T19">
        <office:forms form:automatic-focus="false" form:apply-design-mode="false"/>
        <draw:frame draw:style-name="gr36" draw:text-style-name="P3" draw:layer="layout" svg:width="25.823cm" svg:height="13.899cm" svg:x="0.977cm" svg:y="6.301cm">
          <draw:image xlink:href="Pictures/10000201000005B800000314E55AFB22E5BB90C0.png" xlink:type="simple" xlink:show="embed" xlink:actuate="onLoad">
            <text:p/>
          </draw:image>
        </draw:frame>
        <draw:frame presentation:style-name="pr8" draw:text-style-name="P14" draw:layer="layout" svg:width="25.199cm" svg:height="2.834cm" svg:x="0.201cm" svg:y="2.283cm" presentation:class="title" presentation:user-transformed="true">
          <draw:text-box>
            <text:p><text:span text:style-name="T6">背景をつけよう（</text:span><text:span text:style-name="T6">5</text:span><text:span text:style-name="T6">）</text:span></text:p>
          </draw:text-box>
        </draw:frame>
        <draw:custom-shape draw:style-name="gr54" draw:text-style-name="P9" xml:id="id42" draw:id="id42" draw:layer="layout" svg:width="5.2cm" svg:height="4.4cm" svg:x="15.6cm" svg:y="12.8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56" draw:text-style-name="P10" xml:id="id41" draw:id="id41" draw:layer="layout" svg:width="17cm" svg:height="2.606cm" svg:x="10.6cm" svg:y="6.4cm">
          <text:p text:style-name="P3"><text:span text:style-name="T5">「</text:span><text:span text:style-name="T5">spotlight-stage</text:span><text:span text:style-name="T5">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7" draw:text-style-name="P5" draw:layer="layout" draw:type="line" svg:x1="19.1cm" svg:y1="9.006cm" svg:x2="18.2cm" svg:y2="12.8cm" draw:start-shape="id41" draw:start-glue-point="2" draw:end-shape="id42" svg:d="M19100 9006l-900 3794" svg:viewBox="0 0 901 3795">
          <text:p/>
        </draw:connector>
        <draw:custom-shape draw:style-name="gr39" draw:text-style-name="P9" xml:id="id44" draw:id="id44" draw:layer="layout" svg:width="2.6cm" svg:height="1.8cm" svg:x="19.1cm" svg:y="18.063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40" draw:text-style-name="P10" xml:id="id43" draw:id="id43" draw:layer="layout" svg:width="10.8cm" svg:height="2.5cm" svg:x="5.2cm" svg:y="17.963cm">
          <text:p text:style-name="P3"><text:span text:style-name="T5">「</text:span><text:span text:style-name="T5">OK</text:span><text:span text:style-name="T5">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7" draw:text-style-name="P5" draw:layer="layout" draw:type="line" svg:x1="16cm" svg:y1="19.213cm" svg:x2="19.1cm" svg:y2="18.963cm" draw:start-shape="id43" draw:end-shape="id44" draw:end-glue-point="3" svg:d="M16000 19213l3100-250" svg:viewBox="0 0 3101 251">
          <text:p/>
        </draw:connecto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Answer" presentation:presentation-page-layout-name="AL2T19">
        <office:forms form:automatic-focus="false" form:apply-design-mode="false"/>
        <draw:frame draw:style-name="gr3" draw:text-style-name="P5" draw:layer="layout" svg:width="17.285cm" svg:height="14.11cm" svg:x="2.315cm" svg:y="5.89cm">
          <draw:image xlink:href="Pictures/10000201000003D400000320E5EDC75DBEDDB426.png" xlink:type="simple" xlink:show="embed" xlink:actuate="onLoad">
            <text:p/>
          </draw:image>
        </draw:frame>
        <draw:frame presentation:style-name="pr8" draw:text-style-name="P14" draw:layer="layout" svg:width="25.199cm" svg:height="2.834cm" svg:x="0.201cm" svg:y="2.283cm" presentation:class="title" presentation:user-transformed="true">
          <draw:text-box>
            <text:p><text:span text:style-name="T6">背景をつけよう（</text:span><text:span text:style-name="T6">6</text:span><text:span text:style-name="T6">）</text:span></text:p>
          </draw:text-box>
        </draw:frame>
        <draw:custom-shape draw:style-name="gr56" draw:text-style-name="P10" draw:layer="layout" svg:width="17cm" svg:height="2.606cm" svg:x="10.4cm" svg:y="17.794cm">
          <text:p text:style-name="P3"><text:span text:style-name="T5">背景が表示されたら完成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Lohit Hindi" svg:font-family="'Lohit Hindi'" style:font-family-generic="system" style:font-pitch="variable"/>
    <style:font-face style:name="Migu 1C1" svg:font-family="'Migu 1C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Migu 1C" fo:font-size="24pt" fo:language="en" fo:country="US" style:font-name-asian="Migu 1C" style:font-size-asian="24pt" style:language-asian="ja" style:country-asian="JP" style:font-name-complex="Migu 1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18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nswer-background" style:family="presentation">
      <style:graphic-properties draw:stroke="none" draw:fill="none"/>
      <style:text-properties style:letter-kerning="true"/>
    </style:style>
    <style:style style:name="Answ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sw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swer-outline1" style:family="presentation">
      <style:graphic-properties draw:stroke="none" draw:fill="none" draw:auto-grow-height="false" draw:fit-to-size="shrink-to-fit">
        <text:list-style style:name="Answer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outline2" style:family="presentation" style:parent-style-name="Answer-outline1">
      <style:paragraph-properties fo:margin-top="0cm" fo:margin-bottom="0.4cm"/>
      <style:text-properties fo:font-size="28pt" style:font-size-asian="28pt" style:font-size-complex="28pt"/>
    </style:style>
    <style:style style:name="Answer-outline3" style:family="presentation" style:parent-style-name="Answer-outline2">
      <style:paragraph-properties fo:margin-top="0cm" fo:margin-bottom="0.3cm"/>
      <style:text-properties fo:font-size="24pt" style:font-size-asian="24pt" style:font-size-complex="24pt"/>
    </style:style>
    <style:style style:name="Answer-outline4" style:family="presentation" style:parent-style-name="Answer-outline3">
      <style:paragraph-properties fo:margin-top="0cm" fo:margin-bottom="0.2cm"/>
      <style:text-properties fo:font-size="20pt" style:font-size-asian="20pt" style:font-size-complex="20pt"/>
    </style:style>
    <style:style style:name="Answer-outline5" style:family="presentation" style:parent-style-name="Answer-outline4">
      <style:paragraph-properties fo:margin-top="0cm" fo:margin-bottom="0.1cm"/>
      <style:text-properties fo:font-size="20pt" style:font-size-asian="20pt" style:font-size-complex="20pt"/>
    </style:style>
    <style:style style:name="Answer-outline6" style:family="presentation" style:parent-style-name="Answer-outline5">
      <style:paragraph-properties fo:margin-top="0cm" fo:margin-bottom="0.1cm"/>
      <style:text-properties fo:font-size="20pt" style:font-size-asian="20pt" style:font-size-complex="20pt"/>
    </style:style>
    <style:style style:name="Answer-outline7" style:family="presentation" style:parent-style-name="Answer-outline6">
      <style:paragraph-properties fo:margin-top="0cm" fo:margin-bottom="0.1cm"/>
      <style:text-properties fo:font-size="20pt" style:font-size-asian="20pt" style:font-size-complex="20pt"/>
    </style:style>
    <style:style style:name="Answer-outline8" style:family="presentation" style:parent-style-name="Answer-outline7">
      <style:paragraph-properties fo:margin-top="0cm" fo:margin-bottom="0.1cm"/>
      <style:text-properties fo:font-size="20pt" style:font-size-asian="20pt" style:font-size-complex="20pt"/>
    </style:style>
    <style:style style:name="Answer-outline9" style:family="presentation" style:parent-style-name="Answer-outline8">
      <style:paragraph-properties fo:margin-top="0cm" fo:margin-bottom="0.1cm"/>
      <style:text-properties fo:font-size="20pt" style:font-size-asian="20pt" style:font-size-complex="20pt"/>
    </style:style>
    <style:style style:name="Answer-subtitle" style:family="presentation">
      <style:graphic-properties draw:stroke="none" draw:fill="none" draw:textarea-vertical-align="middle">
        <text:list-style style:name="Answer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title" style:family="presentation">
      <style:graphic-properties draw:stroke="none" draw:fill="none" draw:textarea-vertical-align="middle">
        <text:list-style style:name="Answer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5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54pt" style:font-style-asian="normal" style:font-weight-asian="normal" style:font-name-complex="Lohit Hindi" style:font-family-complex="'Lohit Hindi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top-background" style:family="presentation">
      <style:graphic-properties draw:stroke="none" draw:fill="none"/>
      <style:text-properties style:letter-kerning="true"/>
    </style:style>
    <style:style style:name="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-outline1" style:family="presentation">
      <style:graphic-properties draw:stroke="none" draw:fill="none" draw:auto-grow-height="false" draw:fit-to-size="shrink-to-fit">
        <text:list-style style:name="top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outline2" style:family="presentation" style:parent-style-name="top-outline1">
      <style:paragraph-properties fo:margin-top="0cm" fo:margin-bottom="0.4cm"/>
      <style:text-properties fo:font-size="28pt" style:font-size-asian="28pt" style:font-size-complex="28pt"/>
    </style:style>
    <style:style style:name="top-outline3" style:family="presentation" style:parent-style-name="top-outline2">
      <style:paragraph-properties fo:margin-top="0cm" fo:margin-bottom="0.3cm"/>
      <style:text-properties fo:font-size="24pt" style:font-size-asian="24pt" style:font-size-complex="24pt"/>
    </style:style>
    <style:style style:name="top-outline4" style:family="presentation" style:parent-style-name="top-outline3">
      <style:paragraph-properties fo:margin-top="0cm" fo:margin-bottom="0.2cm"/>
      <style:text-properties fo:font-size="20pt" style:font-size-asian="20pt" style:font-size-complex="20pt"/>
    </style:style>
    <style:style style:name="top-outline5" style:family="presentation" style:parent-style-name="top-outline4">
      <style:paragraph-properties fo:margin-top="0cm" fo:margin-bottom="0.1cm"/>
      <style:text-properties fo:font-size="20pt" style:font-size-asian="20pt" style:font-size-complex="20pt"/>
    </style:style>
    <style:style style:name="top-outline6" style:family="presentation" style:parent-style-name="top-outline5">
      <style:paragraph-properties fo:margin-top="0cm" fo:margin-bottom="0.1cm"/>
      <style:text-properties fo:font-size="20pt" style:font-size-asian="20pt" style:font-size-complex="20pt"/>
    </style:style>
    <style:style style:name="top-outline7" style:family="presentation" style:parent-style-name="top-outline6">
      <style:paragraph-properties fo:margin-top="0cm" fo:margin-bottom="0.1cm"/>
      <style:text-properties fo:font-size="20pt" style:font-size-asian="20pt" style:font-size-complex="20pt"/>
    </style:style>
    <style:style style:name="top-outline8" style:family="presentation" style:parent-style-name="top-outline7">
      <style:paragraph-properties fo:margin-top="0cm" fo:margin-bottom="0.1cm"/>
      <style:text-properties fo:font-size="20pt" style:font-size-asian="20pt" style:font-size-complex="20pt"/>
    </style:style>
    <style:style style:name="top-outline9" style:family="presentation" style:parent-style-name="top-outline8">
      <style:paragraph-properties fo:margin-top="0cm" fo:margin-bottom="0.1cm"/>
      <style:text-properties fo:font-size="20pt" style:font-size-asian="20pt" style:font-size-complex="20pt"/>
    </style:style>
    <style:style style:name="top-subtitle" style:family="presentation">
      <style:graphic-properties draw:stroke="none" draw:fill="none" draw:textarea-vertical-align="middle">
        <text:list-style style:name="top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title" style:family="presentation">
      <style:graphic-properties draw:stroke="none" draw:fill="none" draw:textarea-vertical-align="middle">
        <text:list-style style:name="top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1-background" style:display-name="Question01 h1-background" style:family="presentation">
      <style:graphic-properties draw:stroke="none" draw:fill="none"/>
      <style:text-properties style:letter-kerning="true"/>
    </style:style>
    <style:style style:name="Question01_20_h1-backgroundobjects" style:display-name="Question01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-notes" style:display-name="Question01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1_20_h1-outline1" style:display-name="Question01 h1-outline1" style:family="presentation">
      <style:graphic-properties draw:stroke="none" draw:fill="none" draw:auto-grow-height="false" draw:fit-to-size="shrink-to-fit">
        <text:list-style style:name="Question01_20_h1-outline1" style:display-name="Question01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outline2" style:display-name="Question01 h1-outline2" style:family="presentation" style:parent-style-name="Question01_20_h1-outline1">
      <style:paragraph-properties fo:margin-top="0cm" fo:margin-bottom="0.4cm"/>
      <style:text-properties fo:font-size="28pt" style:font-size-asian="28pt" style:font-size-complex="28pt"/>
    </style:style>
    <style:style style:name="Question01_20_h1-outline3" style:display-name="Question01 h1-outline3" style:family="presentation" style:parent-style-name="Question01_20_h1-outline2">
      <style:paragraph-properties fo:margin-top="0cm" fo:margin-bottom="0.3cm"/>
      <style:text-properties fo:font-size="24pt" style:font-size-asian="24pt" style:font-size-complex="24pt"/>
    </style:style>
    <style:style style:name="Question01_20_h1-outline4" style:display-name="Question01 h1-outline4" style:family="presentation" style:parent-style-name="Question01_20_h1-outline3">
      <style:paragraph-properties fo:margin-top="0cm" fo:margin-bottom="0.2cm"/>
      <style:text-properties fo:font-size="20pt" style:font-size-asian="20pt" style:font-size-complex="20pt"/>
    </style:style>
    <style:style style:name="Question01_20_h1-outline5" style:display-name="Question01 h1-outline5" style:family="presentation" style:parent-style-name="Question01_20_h1-outline4">
      <style:paragraph-properties fo:margin-top="0cm" fo:margin-bottom="0.1cm"/>
      <style:text-properties fo:font-size="20pt" style:font-size-asian="20pt" style:font-size-complex="20pt"/>
    </style:style>
    <style:style style:name="Question01_20_h1-outline6" style:display-name="Question01 h1-outline6" style:family="presentation" style:parent-style-name="Question01_20_h1-outline5">
      <style:paragraph-properties fo:margin-top="0cm" fo:margin-bottom="0.1cm"/>
      <style:text-properties fo:font-size="20pt" style:font-size-asian="20pt" style:font-size-complex="20pt"/>
    </style:style>
    <style:style style:name="Question01_20_h1-outline7" style:display-name="Question01 h1-outline7" style:family="presentation" style:parent-style-name="Question01_20_h1-outline6">
      <style:paragraph-properties fo:margin-top="0cm" fo:margin-bottom="0.1cm"/>
      <style:text-properties fo:font-size="20pt" style:font-size-asian="20pt" style:font-size-complex="20pt"/>
    </style:style>
    <style:style style:name="Question01_20_h1-outline8" style:display-name="Question01 h1-outline8" style:family="presentation" style:parent-style-name="Question01_20_h1-outline7">
      <style:paragraph-properties fo:margin-top="0cm" fo:margin-bottom="0.1cm"/>
      <style:text-properties fo:font-size="20pt" style:font-size-asian="20pt" style:font-size-complex="20pt"/>
    </style:style>
    <style:style style:name="Question01_20_h1-outline9" style:display-name="Question01 h1-outline9" style:family="presentation" style:parent-style-name="Question01_20_h1-outline8">
      <style:paragraph-properties fo:margin-top="0cm" fo:margin-bottom="0.1cm"/>
      <style:text-properties fo:font-size="20pt" style:font-size-asian="20pt" style:font-size-complex="20pt"/>
    </style:style>
    <style:style style:name="Question01_20_h1-subtitle" style:display-name="Question01 h1-subtitle" style:family="presentation">
      <style:graphic-properties draw:stroke="none" draw:fill="none" draw:textarea-vertical-align="middle">
        <text:list-style style:name="Question01_20_h1-subtitle" style:display-name="Question01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title" style:display-name="Question01 h1-title" style:family="presentation">
      <style:graphic-properties draw:stroke="none" draw:fill="none" draw:textarea-vertical-align="middle">
        <text:list-style style:name="Question01_20_h1-title" style:display-name="Question01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2-background" style:display-name="Question01 h2-background" style:family="presentation">
      <style:graphic-properties draw:stroke="none" draw:fill="none"/>
      <style:text-properties style:letter-kerning="true"/>
    </style:style>
    <style:style style:name="Question01_20_h2-backgroundobjects" style:display-name="Question01 h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2-notes" style:display-name="Question01 h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1_20_h2-outline1" style:display-name="Question01 h2-outline1" style:family="presentation">
      <style:graphic-properties draw:stroke="none" draw:fill="none" draw:auto-grow-height="false" draw:fit-to-size="shrink-to-fit">
        <text:list-style style:name="Question01_20_h2-outline1" style:display-name="Question01 h2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2-outline2" style:display-name="Question01 h2-outline2" style:family="presentation" style:parent-style-name="Question01_20_h2-outline1">
      <style:paragraph-properties fo:margin-top="0cm" fo:margin-bottom="0.4cm"/>
      <style:text-properties fo:font-size="28pt" style:font-size-asian="28pt" style:font-size-complex="28pt"/>
    </style:style>
    <style:style style:name="Question01_20_h2-outline3" style:display-name="Question01 h2-outline3" style:family="presentation" style:parent-style-name="Question01_20_h2-outline2">
      <style:paragraph-properties fo:margin-top="0cm" fo:margin-bottom="0.3cm"/>
      <style:text-properties fo:font-size="24pt" style:font-size-asian="24pt" style:font-size-complex="24pt"/>
    </style:style>
    <style:style style:name="Question01_20_h2-outline4" style:display-name="Question01 h2-outline4" style:family="presentation" style:parent-style-name="Question01_20_h2-outline3">
      <style:paragraph-properties fo:margin-top="0cm" fo:margin-bottom="0.2cm"/>
      <style:text-properties fo:font-size="20pt" style:font-size-asian="20pt" style:font-size-complex="20pt"/>
    </style:style>
    <style:style style:name="Question01_20_h2-outline5" style:display-name="Question01 h2-outline5" style:family="presentation" style:parent-style-name="Question01_20_h2-outline4">
      <style:paragraph-properties fo:margin-top="0cm" fo:margin-bottom="0.1cm"/>
      <style:text-properties fo:font-size="20pt" style:font-size-asian="20pt" style:font-size-complex="20pt"/>
    </style:style>
    <style:style style:name="Question01_20_h2-outline6" style:display-name="Question01 h2-outline6" style:family="presentation" style:parent-style-name="Question01_20_h2-outline5">
      <style:paragraph-properties fo:margin-top="0cm" fo:margin-bottom="0.1cm"/>
      <style:text-properties fo:font-size="20pt" style:font-size-asian="20pt" style:font-size-complex="20pt"/>
    </style:style>
    <style:style style:name="Question01_20_h2-outline7" style:display-name="Question01 h2-outline7" style:family="presentation" style:parent-style-name="Question01_20_h2-outline6">
      <style:paragraph-properties fo:margin-top="0cm" fo:margin-bottom="0.1cm"/>
      <style:text-properties fo:font-size="20pt" style:font-size-asian="20pt" style:font-size-complex="20pt"/>
    </style:style>
    <style:style style:name="Question01_20_h2-outline8" style:display-name="Question01 h2-outline8" style:family="presentation" style:parent-style-name="Question01_20_h2-outline7">
      <style:paragraph-properties fo:margin-top="0cm" fo:margin-bottom="0.1cm"/>
      <style:text-properties fo:font-size="20pt" style:font-size-asian="20pt" style:font-size-complex="20pt"/>
    </style:style>
    <style:style style:name="Question01_20_h2-outline9" style:display-name="Question01 h2-outline9" style:family="presentation" style:parent-style-name="Question01_20_h2-outline8">
      <style:paragraph-properties fo:margin-top="0cm" fo:margin-bottom="0.1cm"/>
      <style:text-properties fo:font-size="20pt" style:font-size-asian="20pt" style:font-size-complex="20pt"/>
    </style:style>
    <style:style style:name="Question01_20_h2-subtitle" style:display-name="Question01 h2-subtitle" style:family="presentation">
      <style:graphic-properties draw:stroke="none" draw:fill="none" draw:textarea-vertical-align="middle">
        <text:list-style style:name="Question01_20_h2-subtitle" style:display-name="Question01 h2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2-title" style:display-name="Question01 h2-title" style:family="presentation">
      <style:graphic-properties draw:stroke="none" draw:fill="none" draw:textarea-vertical-align="middle">
        <text:list-style style:name="Question01_20_h2-title" style:display-name="Question01 h2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2_20_h1-background" style:display-name="Question02 h1-background" style:family="presentation">
      <style:graphic-properties draw:stroke="none" draw:fill="none"/>
      <style:text-properties style:letter-kerning="true"/>
    </style:style>
    <style:style style:name="Question02_20_h1-backgroundobjects" style:display-name="Question02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2_20_h1-notes" style:display-name="Question02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2_20_h1-outline1" style:display-name="Question02 h1-outline1" style:family="presentation">
      <style:graphic-properties draw:stroke="none" draw:fill="none" draw:auto-grow-height="false" draw:fit-to-size="shrink-to-fit">
        <text:list-style style:name="Question02_20_h1-outline1" style:display-name="Question02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outline2" style:display-name="Question02 h1-outline2" style:family="presentation" style:parent-style-name="Question02_20_h1-outline1">
      <style:paragraph-properties fo:margin-top="0cm" fo:margin-bottom="0.4cm"/>
      <style:text-properties fo:font-size="28pt" style:font-size-asian="28pt" style:font-size-complex="28pt"/>
    </style:style>
    <style:style style:name="Question02_20_h1-outline3" style:display-name="Question02 h1-outline3" style:family="presentation" style:parent-style-name="Question02_20_h1-outline2">
      <style:paragraph-properties fo:margin-top="0cm" fo:margin-bottom="0.3cm"/>
      <style:text-properties fo:font-size="24pt" style:font-size-asian="24pt" style:font-size-complex="24pt"/>
    </style:style>
    <style:style style:name="Question02_20_h1-outline4" style:display-name="Question02 h1-outline4" style:family="presentation" style:parent-style-name="Question02_20_h1-outline3">
      <style:paragraph-properties fo:margin-top="0cm" fo:margin-bottom="0.2cm"/>
      <style:text-properties fo:font-size="20pt" style:font-size-asian="20pt" style:font-size-complex="20pt"/>
    </style:style>
    <style:style style:name="Question02_20_h1-outline5" style:display-name="Question02 h1-outline5" style:family="presentation" style:parent-style-name="Question02_20_h1-outline4">
      <style:paragraph-properties fo:margin-top="0cm" fo:margin-bottom="0.1cm"/>
      <style:text-properties fo:font-size="20pt" style:font-size-asian="20pt" style:font-size-complex="20pt"/>
    </style:style>
    <style:style style:name="Question02_20_h1-outline6" style:display-name="Question02 h1-outline6" style:family="presentation" style:parent-style-name="Question02_20_h1-outline5">
      <style:paragraph-properties fo:margin-top="0cm" fo:margin-bottom="0.1cm"/>
      <style:text-properties fo:font-size="20pt" style:font-size-asian="20pt" style:font-size-complex="20pt"/>
    </style:style>
    <style:style style:name="Question02_20_h1-outline7" style:display-name="Question02 h1-outline7" style:family="presentation" style:parent-style-name="Question02_20_h1-outline6">
      <style:paragraph-properties fo:margin-top="0cm" fo:margin-bottom="0.1cm"/>
      <style:text-properties fo:font-size="20pt" style:font-size-asian="20pt" style:font-size-complex="20pt"/>
    </style:style>
    <style:style style:name="Question02_20_h1-outline8" style:display-name="Question02 h1-outline8" style:family="presentation" style:parent-style-name="Question02_20_h1-outline7">
      <style:paragraph-properties fo:margin-top="0cm" fo:margin-bottom="0.1cm"/>
      <style:text-properties fo:font-size="20pt" style:font-size-asian="20pt" style:font-size-complex="20pt"/>
    </style:style>
    <style:style style:name="Question02_20_h1-outline9" style:display-name="Question02 h1-outline9" style:family="presentation" style:parent-style-name="Question02_20_h1-outline8">
      <style:paragraph-properties fo:margin-top="0cm" fo:margin-bottom="0.1cm"/>
      <style:text-properties fo:font-size="20pt" style:font-size-asian="20pt" style:font-size-complex="20pt"/>
    </style:style>
    <style:style style:name="Question02_20_h1-subtitle" style:display-name="Question02 h1-subtitle" style:family="presentation">
      <style:graphic-properties draw:stroke="none" draw:fill="none" draw:textarea-vertical-align="middle">
        <text:list-style style:name="Question02_20_h1-subtitle" style:display-name="Question02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title" style:display-name="Question02 h1-title" style:family="presentation">
      <style:graphic-properties draw:stroke="none" draw:fill="none" draw:textarea-vertical-align="middle">
        <text:list-style style:name="Question02_20_h1-title" style:display-name="Question02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1-background" style:display-name="標準 1-background" style:family="presentation">
      <style:graphic-properties draw:stroke="none" draw:fill="none"/>
      <style:text-properties style:letter-kerning="true"/>
    </style:style>
    <style:style style:name="標準_20_1-backgroundobjects" style:display-name="標準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1-notes" style:display-name="標準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1-outline1" style:display-name="標準 1-outline1" style:family="presentation">
      <style:graphic-properties draw:stroke="none" draw:fill="none" draw:auto-grow-height="false" draw:fit-to-size="shrink-to-fit">
        <text:list-style style:name="標準_20_1-outline1" style:display-name="標準 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outline2" style:display-name="標準 1-outline2" style:family="presentation" style:parent-style-name="標準_20_1-outline1">
      <style:paragraph-properties fo:margin-top="0cm" fo:margin-bottom="0.4cm"/>
      <style:text-properties fo:font-size="28pt" style:font-size-asian="28pt" style:font-size-complex="28pt"/>
    </style:style>
    <style:style style:name="標準_20_1-outline3" style:display-name="標準 1-outline3" style:family="presentation" style:parent-style-name="標準_20_1-outline2">
      <style:paragraph-properties fo:margin-top="0cm" fo:margin-bottom="0.3cm"/>
      <style:text-properties fo:font-size="24pt" style:font-size-asian="24pt" style:font-size-complex="24pt"/>
    </style:style>
    <style:style style:name="標準_20_1-outline4" style:display-name="標準 1-outline4" style:family="presentation" style:parent-style-name="標準_20_1-outline3">
      <style:paragraph-properties fo:margin-top="0cm" fo:margin-bottom="0.2cm"/>
      <style:text-properties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top="0cm" fo:margin-bottom="0.1cm"/>
      <style:text-properties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top="0cm" fo:margin-bottom="0.1cm"/>
      <style:text-properties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top="0cm" fo:margin-bottom="0.1cm"/>
      <style:text-properties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top="0cm" fo:margin-bottom="0.1cm"/>
      <style:text-properties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top="0cm" fo:margin-bottom="0.1cm"/>
      <style:text-properties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title" style:display-name="標準 1-title" style:family="presentation">
      <style:graphic-properties draw:stroke="none" draw:fill="none" draw:textarea-vertical-align="middle">
        <text:list-style style:name="標準_20_1-title" style:display-name="標準 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3_20_h1-background" style:display-name="Question03 h1-background" style:family="presentation">
      <style:graphic-properties draw:stroke="none" draw:fill="none"/>
      <style:text-properties style:letter-kerning="true"/>
    </style:style>
    <style:style style:name="Question03_20_h1-backgroundobjects" style:display-name="Question03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3_20_h1-notes" style:display-name="Question03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3_20_h1-outline1" style:display-name="Question03 h1-outline1" style:family="presentation">
      <style:graphic-properties draw:stroke="none" draw:fill="none" draw:auto-grow-height="false" draw:fit-to-size="shrink-to-fit">
        <text:list-style style:name="Question03_20_h1-outline1" style:display-name="Question03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3_20_h1-outline2" style:display-name="Question03 h1-outline2" style:family="presentation" style:parent-style-name="Question03_20_h1-outline1">
      <style:paragraph-properties fo:margin-top="0cm" fo:margin-bottom="0.4cm"/>
      <style:text-properties fo:font-size="28pt" style:font-size-asian="28pt" style:font-size-complex="28pt"/>
    </style:style>
    <style:style style:name="Question03_20_h1-outline3" style:display-name="Question03 h1-outline3" style:family="presentation" style:parent-style-name="Question03_20_h1-outline2">
      <style:paragraph-properties fo:margin-top="0cm" fo:margin-bottom="0.3cm"/>
      <style:text-properties fo:font-size="24pt" style:font-size-asian="24pt" style:font-size-complex="24pt"/>
    </style:style>
    <style:style style:name="Question03_20_h1-outline4" style:display-name="Question03 h1-outline4" style:family="presentation" style:parent-style-name="Question03_20_h1-outline3">
      <style:paragraph-properties fo:margin-top="0cm" fo:margin-bottom="0.2cm"/>
      <style:text-properties fo:font-size="20pt" style:font-size-asian="20pt" style:font-size-complex="20pt"/>
    </style:style>
    <style:style style:name="Question03_20_h1-outline5" style:display-name="Question03 h1-outline5" style:family="presentation" style:parent-style-name="Question03_20_h1-outline4">
      <style:paragraph-properties fo:margin-top="0cm" fo:margin-bottom="0.1cm"/>
      <style:text-properties fo:font-size="20pt" style:font-size-asian="20pt" style:font-size-complex="20pt"/>
    </style:style>
    <style:style style:name="Question03_20_h1-outline6" style:display-name="Question03 h1-outline6" style:family="presentation" style:parent-style-name="Question03_20_h1-outline5">
      <style:paragraph-properties fo:margin-top="0cm" fo:margin-bottom="0.1cm"/>
      <style:text-properties fo:font-size="20pt" style:font-size-asian="20pt" style:font-size-complex="20pt"/>
    </style:style>
    <style:style style:name="Question03_20_h1-outline7" style:display-name="Question03 h1-outline7" style:family="presentation" style:parent-style-name="Question03_20_h1-outline6">
      <style:paragraph-properties fo:margin-top="0cm" fo:margin-bottom="0.1cm"/>
      <style:text-properties fo:font-size="20pt" style:font-size-asian="20pt" style:font-size-complex="20pt"/>
    </style:style>
    <style:style style:name="Question03_20_h1-outline8" style:display-name="Question03 h1-outline8" style:family="presentation" style:parent-style-name="Question03_20_h1-outline7">
      <style:paragraph-properties fo:margin-top="0cm" fo:margin-bottom="0.1cm"/>
      <style:text-properties fo:font-size="20pt" style:font-size-asian="20pt" style:font-size-complex="20pt"/>
    </style:style>
    <style:style style:name="Question03_20_h1-outline9" style:display-name="Question03 h1-outline9" style:family="presentation" style:parent-style-name="Question03_20_h1-outline8">
      <style:paragraph-properties fo:margin-top="0cm" fo:margin-bottom="0.1cm"/>
      <style:text-properties fo:font-size="20pt" style:font-size-asian="20pt" style:font-size-complex="20pt"/>
    </style:style>
    <style:style style:name="Question03_20_h1-subtitle" style:display-name="Question03 h1-subtitle" style:family="presentation">
      <style:graphic-properties draw:stroke="none" draw:fill="none" draw:textarea-vertical-align="middle">
        <text:list-style style:name="Question03_20_h1-subtitle" style:display-name="Question03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3_20_h1-title" style:display-name="Question03 h1-title" style:family="presentation">
      <style:graphic-properties draw:stroke="none" draw:fill="none" draw:textarea-vertical-align="middle">
        <text:list-style style:name="Question03_20_h1-title" style:display-name="Question03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2-background" style:display-name="標準 2-background" style:family="presentation">
      <style:graphic-properties draw:stroke="none" draw:fill="none"/>
      <style:text-properties style:letter-kerning="true"/>
    </style:style>
    <style:style style:name="標準_20_2-backgroundobjects" style:display-name="標準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2-notes" style:display-name="標準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2-outline1" style:display-name="標準 2-outline1" style:family="presentation">
      <style:graphic-properties draw:stroke="none" draw:fill="none" draw:auto-grow-height="false" draw:fit-to-size="shrink-to-fit">
        <text:list-style style:name="標準_20_2-outline1" style:display-name="標準 2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outline2" style:display-name="標準 2-outline2" style:family="presentation" style:parent-style-name="標準_20_2-outline1">
      <style:paragraph-properties fo:margin-top="0cm" fo:margin-bottom="0.4cm"/>
      <style:text-properties fo:font-size="28pt" style:font-size-asian="28pt" style:font-size-complex="28pt"/>
    </style:style>
    <style:style style:name="標準_20_2-outline3" style:display-name="標準 2-outline3" style:family="presentation" style:parent-style-name="標準_20_2-outline2">
      <style:paragraph-properties fo:margin-top="0cm" fo:margin-bottom="0.3cm"/>
      <style:text-properties fo:font-size="24pt" style:font-size-asian="24pt" style:font-size-complex="24pt"/>
    </style:style>
    <style:style style:name="標準_20_2-outline4" style:display-name="標準 2-outline4" style:family="presentation" style:parent-style-name="標準_20_2-outline3">
      <style:paragraph-properties fo:margin-top="0cm" fo:margin-bottom="0.2cm"/>
      <style:text-properties fo:font-size="20pt" style:font-size-asian="20pt" style:font-size-complex="20pt"/>
    </style:style>
    <style:style style:name="標準_20_2-outline5" style:display-name="標準 2-outline5" style:family="presentation" style:parent-style-name="標準_20_2-outline4">
      <style:paragraph-properties fo:margin-top="0cm" fo:margin-bottom="0.1cm"/>
      <style:text-properties fo:font-size="20pt" style:font-size-asian="20pt" style:font-size-complex="20pt"/>
    </style:style>
    <style:style style:name="標準_20_2-outline6" style:display-name="標準 2-outline6" style:family="presentation" style:parent-style-name="標準_20_2-outline5">
      <style:paragraph-properties fo:margin-top="0cm" fo:margin-bottom="0.1cm"/>
      <style:text-properties fo:font-size="20pt" style:font-size-asian="20pt" style:font-size-complex="20pt"/>
    </style:style>
    <style:style style:name="標準_20_2-outline7" style:display-name="標準 2-outline7" style:family="presentation" style:parent-style-name="標準_20_2-outline6">
      <style:paragraph-properties fo:margin-top="0cm" fo:margin-bottom="0.1cm"/>
      <style:text-properties fo:font-size="20pt" style:font-size-asian="20pt" style:font-size-complex="20pt"/>
    </style:style>
    <style:style style:name="標準_20_2-outline8" style:display-name="標準 2-outline8" style:family="presentation" style:parent-style-name="標準_20_2-outline7">
      <style:paragraph-properties fo:margin-top="0cm" fo:margin-bottom="0.1cm"/>
      <style:text-properties fo:font-size="20pt" style:font-size-asian="20pt" style:font-size-complex="20pt"/>
    </style:style>
    <style:style style:name="標準_20_2-outline9" style:display-name="標準 2-outline9" style:family="presentation" style:parent-style-name="標準_20_2-outline8">
      <style:paragraph-properties fo:margin-top="0cm" fo:margin-bottom="0.1cm"/>
      <style:text-properties fo:font-size="20pt" style:font-size-asian="20pt" style:font-size-complex="20pt"/>
    </style:style>
    <style:style style:name="標準_20_2-subtitle" style:display-name="標準 2-subtitle" style:family="presentation">
      <style:graphic-properties draw:stroke="none" draw:fill="none" draw:textarea-vertical-align="middle">
        <text:list-style style:name="標準_20_2-subtitle" style:display-name="標準 2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title" style:display-name="標準 2-title" style:family="presentation">
      <style:graphic-properties draw:stroke="none" draw:fill="none" draw:textarea-vertical-align="middle">
        <text:list-style style:name="標準_20_2-title" style:display-name="標準 2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3-background" style:display-name="標準 3-background" style:family="presentation">
      <style:graphic-properties draw:stroke="none" draw:fill="none"/>
      <style:text-properties style:letter-kerning="true"/>
    </style:style>
    <style:style style:name="標準_20_3-backgroundobjects" style:display-name="標準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3-notes" style:display-name="標準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3-outline1" style:display-name="標準 3-outline1" style:family="presentation">
      <style:graphic-properties draw:stroke="none" draw:fill="none" draw:auto-grow-height="false" draw:fit-to-size="shrink-to-fit">
        <text:list-style style:name="標準_20_3-outline1" style:display-name="標準 3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outline2" style:display-name="標準 3-outline2" style:family="presentation" style:parent-style-name="標準_20_3-outline1">
      <style:paragraph-properties fo:margin-top="0cm" fo:margin-bottom="0.4cm"/>
      <style:text-properties fo:font-size="28pt" style:font-size-asian="28pt" style:font-size-complex="28pt"/>
    </style:style>
    <style:style style:name="標準_20_3-outline3" style:display-name="標準 3-outline3" style:family="presentation" style:parent-style-name="標準_20_3-outline2">
      <style:paragraph-properties fo:margin-top="0cm" fo:margin-bottom="0.3cm"/>
      <style:text-properties fo:font-size="24pt" style:font-size-asian="24pt" style:font-size-complex="24pt"/>
    </style:style>
    <style:style style:name="標準_20_3-outline4" style:display-name="標準 3-outline4" style:family="presentation" style:parent-style-name="標準_20_3-outline3">
      <style:paragraph-properties fo:margin-top="0cm" fo:margin-bottom="0.2cm"/>
      <style:text-properties fo:font-size="20pt" style:font-size-asian="20pt" style:font-size-complex="20pt"/>
    </style:style>
    <style:style style:name="標準_20_3-outline5" style:display-name="標準 3-outline5" style:family="presentation" style:parent-style-name="標準_20_3-outline4">
      <style:paragraph-properties fo:margin-top="0cm" fo:margin-bottom="0.1cm"/>
      <style:text-properties fo:font-size="20pt" style:font-size-asian="20pt" style:font-size-complex="20pt"/>
    </style:style>
    <style:style style:name="標準_20_3-outline6" style:display-name="標準 3-outline6" style:family="presentation" style:parent-style-name="標準_20_3-outline5">
      <style:paragraph-properties fo:margin-top="0cm" fo:margin-bottom="0.1cm"/>
      <style:text-properties fo:font-size="20pt" style:font-size-asian="20pt" style:font-size-complex="20pt"/>
    </style:style>
    <style:style style:name="標準_20_3-outline7" style:display-name="標準 3-outline7" style:family="presentation" style:parent-style-name="標準_20_3-outline6">
      <style:paragraph-properties fo:margin-top="0cm" fo:margin-bottom="0.1cm"/>
      <style:text-properties fo:font-size="20pt" style:font-size-asian="20pt" style:font-size-complex="20pt"/>
    </style:style>
    <style:style style:name="標準_20_3-outline8" style:display-name="標準 3-outline8" style:family="presentation" style:parent-style-name="標準_20_3-outline7">
      <style:paragraph-properties fo:margin-top="0cm" fo:margin-bottom="0.1cm"/>
      <style:text-properties fo:font-size="20pt" style:font-size-asian="20pt" style:font-size-complex="20pt"/>
    </style:style>
    <style:style style:name="標準_20_3-outline9" style:display-name="標準 3-outline9" style:family="presentation" style:parent-style-name="標準_20_3-outline8">
      <style:paragraph-properties fo:margin-top="0cm" fo:margin-bottom="0.1cm"/>
      <style:text-properties fo:font-size="20pt" style:font-size-asian="20pt" style:font-size-complex="20pt"/>
    </style:style>
    <style:style style:name="標準_20_3-subtitle" style:display-name="標準 3-subtitle" style:family="presentation">
      <style:graphic-properties draw:stroke="none" draw:fill="none" draw:textarea-vertical-align="middle">
        <text:list-style style:name="標準_20_3-subtitle" style:display-name="標準 3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title" style:display-name="標準 3-title" style:family="presentation">
      <style:graphic-properties draw:stroke="none" draw:fill="none" draw:textarea-vertical-align="middle">
        <text:list-style style:name="標準_20_3-title" style:display-name="標準 3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4-background" style:display-name="標準 4-background" style:family="presentation">
      <style:graphic-properties draw:stroke="none" draw:fill="none"/>
      <style:text-properties style:letter-kerning="true"/>
    </style:style>
    <style:style style:name="標準_20_4-backgroundobjects" style:display-name="標準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4-notes" style:display-name="標準 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4-outline1" style:display-name="標準 4-outline1" style:family="presentation">
      <style:graphic-properties draw:stroke="none" draw:fill="none" draw:auto-grow-height="false" draw:fit-to-size="shrink-to-fit">
        <text:list-style style:name="標準_20_4-outline1" style:display-name="標準 4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4-outline2" style:display-name="標準 4-outline2" style:family="presentation" style:parent-style-name="標準_20_4-outline1">
      <style:paragraph-properties fo:margin-top="0cm" fo:margin-bottom="0.4cm"/>
      <style:text-properties fo:font-size="28pt" style:font-size-asian="28pt" style:font-size-complex="28pt"/>
    </style:style>
    <style:style style:name="標準_20_4-outline3" style:display-name="標準 4-outline3" style:family="presentation" style:parent-style-name="標準_20_4-outline2">
      <style:paragraph-properties fo:margin-top="0cm" fo:margin-bottom="0.3cm"/>
      <style:text-properties fo:font-size="24pt" style:font-size-asian="24pt" style:font-size-complex="24pt"/>
    </style:style>
    <style:style style:name="標準_20_4-outline4" style:display-name="標準 4-outline4" style:family="presentation" style:parent-style-name="標準_20_4-outline3">
      <style:paragraph-properties fo:margin-top="0cm" fo:margin-bottom="0.2cm"/>
      <style:text-properties fo:font-size="20pt" style:font-size-asian="20pt" style:font-size-complex="20pt"/>
    </style:style>
    <style:style style:name="標準_20_4-outline5" style:display-name="標準 4-outline5" style:family="presentation" style:parent-style-name="標準_20_4-outline4">
      <style:paragraph-properties fo:margin-top="0cm" fo:margin-bottom="0.1cm"/>
      <style:text-properties fo:font-size="20pt" style:font-size-asian="20pt" style:font-size-complex="20pt"/>
    </style:style>
    <style:style style:name="標準_20_4-outline6" style:display-name="標準 4-outline6" style:family="presentation" style:parent-style-name="標準_20_4-outline5">
      <style:paragraph-properties fo:margin-top="0cm" fo:margin-bottom="0.1cm"/>
      <style:text-properties fo:font-size="20pt" style:font-size-asian="20pt" style:font-size-complex="20pt"/>
    </style:style>
    <style:style style:name="標準_20_4-outline7" style:display-name="標準 4-outline7" style:family="presentation" style:parent-style-name="標準_20_4-outline6">
      <style:paragraph-properties fo:margin-top="0cm" fo:margin-bottom="0.1cm"/>
      <style:text-properties fo:font-size="20pt" style:font-size-asian="20pt" style:font-size-complex="20pt"/>
    </style:style>
    <style:style style:name="標準_20_4-outline8" style:display-name="標準 4-outline8" style:family="presentation" style:parent-style-name="標準_20_4-outline7">
      <style:paragraph-properties fo:margin-top="0cm" fo:margin-bottom="0.1cm"/>
      <style:text-properties fo:font-size="20pt" style:font-size-asian="20pt" style:font-size-complex="20pt"/>
    </style:style>
    <style:style style:name="標準_20_4-outline9" style:display-name="標準 4-outline9" style:family="presentation" style:parent-style-name="標準_20_4-outline8">
      <style:paragraph-properties fo:margin-top="0cm" fo:margin-bottom="0.1cm"/>
      <style:text-properties fo:font-size="20pt" style:font-size-asian="20pt" style:font-size-complex="20pt"/>
    </style:style>
    <style:style style:name="標準_20_4-subtitle" style:display-name="標準 4-subtitle" style:family="presentation">
      <style:graphic-properties draw:stroke="none" draw:fill="none" draw:textarea-vertical-align="middle">
        <text:list-style style:name="標準_20_4-subtitle" style:display-name="標準 4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4-title" style:display-name="標準 4-title" style:family="presentation">
      <style:graphic-properties draw:stroke="none" draw:fill="none" draw:textarea-vertical-align="middle">
        <text:list-style style:name="標準_20_4-title" style:display-name="標準 4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5-background" style:display-name="標準 5-background" style:family="presentation">
      <style:graphic-properties draw:stroke="none" draw:fill="none"/>
      <style:text-properties style:letter-kerning="true"/>
    </style:style>
    <style:style style:name="標準_20_5-backgroundobjects" style:display-name="標準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5-notes" style:display-name="標準 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5-outline1" style:display-name="標準 5-outline1" style:family="presentation">
      <style:graphic-properties draw:stroke="none" draw:fill="none" draw:auto-grow-height="false" draw:fit-to-size="shrink-to-fit">
        <text:list-style style:name="標準_20_5-outline1" style:display-name="標準 5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5-outline2" style:display-name="標準 5-outline2" style:family="presentation" style:parent-style-name="標準_20_5-outline1">
      <style:paragraph-properties fo:margin-top="0cm" fo:margin-bottom="0.4cm"/>
      <style:text-properties fo:font-size="28pt" style:font-size-asian="28pt" style:font-size-complex="28pt"/>
    </style:style>
    <style:style style:name="標準_20_5-outline3" style:display-name="標準 5-outline3" style:family="presentation" style:parent-style-name="標準_20_5-outline2">
      <style:paragraph-properties fo:margin-top="0cm" fo:margin-bottom="0.3cm"/>
      <style:text-properties fo:font-size="24pt" style:font-size-asian="24pt" style:font-size-complex="24pt"/>
    </style:style>
    <style:style style:name="標準_20_5-outline4" style:display-name="標準 5-outline4" style:family="presentation" style:parent-style-name="標準_20_5-outline3">
      <style:paragraph-properties fo:margin-top="0cm" fo:margin-bottom="0.2cm"/>
      <style:text-properties fo:font-size="20pt" style:font-size-asian="20pt" style:font-size-complex="20pt"/>
    </style:style>
    <style:style style:name="標準_20_5-outline5" style:display-name="標準 5-outline5" style:family="presentation" style:parent-style-name="標準_20_5-outline4">
      <style:paragraph-properties fo:margin-top="0cm" fo:margin-bottom="0.1cm"/>
      <style:text-properties fo:font-size="20pt" style:font-size-asian="20pt" style:font-size-complex="20pt"/>
    </style:style>
    <style:style style:name="標準_20_5-outline6" style:display-name="標準 5-outline6" style:family="presentation" style:parent-style-name="標準_20_5-outline5">
      <style:paragraph-properties fo:margin-top="0cm" fo:margin-bottom="0.1cm"/>
      <style:text-properties fo:font-size="20pt" style:font-size-asian="20pt" style:font-size-complex="20pt"/>
    </style:style>
    <style:style style:name="標準_20_5-outline7" style:display-name="標準 5-outline7" style:family="presentation" style:parent-style-name="標準_20_5-outline6">
      <style:paragraph-properties fo:margin-top="0cm" fo:margin-bottom="0.1cm"/>
      <style:text-properties fo:font-size="20pt" style:font-size-asian="20pt" style:font-size-complex="20pt"/>
    </style:style>
    <style:style style:name="標準_20_5-outline8" style:display-name="標準 5-outline8" style:family="presentation" style:parent-style-name="標準_20_5-outline7">
      <style:paragraph-properties fo:margin-top="0cm" fo:margin-bottom="0.1cm"/>
      <style:text-properties fo:font-size="20pt" style:font-size-asian="20pt" style:font-size-complex="20pt"/>
    </style:style>
    <style:style style:name="標準_20_5-outline9" style:display-name="標準 5-outline9" style:family="presentation" style:parent-style-name="標準_20_5-outline8">
      <style:paragraph-properties fo:margin-top="0cm" fo:margin-bottom="0.1cm"/>
      <style:text-properties fo:font-size="20pt" style:font-size-asian="20pt" style:font-size-complex="20pt"/>
    </style:style>
    <style:style style:name="標準_20_5-subtitle" style:display-name="標準 5-subtitle" style:family="presentation">
      <style:graphic-properties draw:stroke="none" draw:fill="none" draw:textarea-vertical-align="middle">
        <text:list-style style:name="標準_20_5-subtitle" style:display-name="標準 5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5-title" style:display-name="標準 5-title" style:family="presentation">
      <style:graphic-properties draw:stroke="none" draw:fill="none" draw:textarea-vertical-align="middle">
        <text:list-style style:name="標準_20_5-title" style:display-name="標準 5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6-background" style:display-name="標準 6-background" style:family="presentation">
      <style:graphic-properties draw:stroke="none" draw:fill="none"/>
      <style:text-properties style:letter-kerning="true"/>
    </style:style>
    <style:style style:name="標準_20_6-backgroundobjects" style:display-name="標準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6-notes" style:display-name="標準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6-outline1" style:display-name="標準 6-outline1" style:family="presentation">
      <style:graphic-properties draw:stroke="none" draw:fill="none" draw:auto-grow-height="false" draw:fit-to-size="shrink-to-fit">
        <text:list-style style:name="標準_20_6-outline1" style:display-name="標準 6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outline2" style:display-name="標準 6-outline2" style:family="presentation" style:parent-style-name="標準_20_6-outline1">
      <style:paragraph-properties fo:margin-top="0cm" fo:margin-bottom="0.4cm"/>
      <style:text-properties fo:font-size="28pt" style:font-size-asian="28pt" style:font-size-complex="28pt"/>
    </style:style>
    <style:style style:name="標準_20_6-outline3" style:display-name="標準 6-outline3" style:family="presentation" style:parent-style-name="標準_20_6-outline2">
      <style:paragraph-properties fo:margin-top="0cm" fo:margin-bottom="0.3cm"/>
      <style:text-properties fo:font-size="24pt" style:font-size-asian="24pt" style:font-size-complex="24pt"/>
    </style:style>
    <style:style style:name="標準_20_6-outline4" style:display-name="標準 6-outline4" style:family="presentation" style:parent-style-name="標準_20_6-outline3">
      <style:paragraph-properties fo:margin-top="0cm" fo:margin-bottom="0.2cm"/>
      <style:text-properties fo:font-size="20pt" style:font-size-asian="20pt" style:font-size-complex="20pt"/>
    </style:style>
    <style:style style:name="標準_20_6-outline5" style:display-name="標準 6-outline5" style:family="presentation" style:parent-style-name="標準_20_6-outline4">
      <style:paragraph-properties fo:margin-top="0cm" fo:margin-bottom="0.1cm"/>
      <style:text-properties fo:font-size="20pt" style:font-size-asian="20pt" style:font-size-complex="20pt"/>
    </style:style>
    <style:style style:name="標準_20_6-outline6" style:display-name="標準 6-outline6" style:family="presentation" style:parent-style-name="標準_20_6-outline5">
      <style:paragraph-properties fo:margin-top="0cm" fo:margin-bottom="0.1cm"/>
      <style:text-properties fo:font-size="20pt" style:font-size-asian="20pt" style:font-size-complex="20pt"/>
    </style:style>
    <style:style style:name="標準_20_6-outline7" style:display-name="標準 6-outline7" style:family="presentation" style:parent-style-name="標準_20_6-outline6">
      <style:paragraph-properties fo:margin-top="0cm" fo:margin-bottom="0.1cm"/>
      <style:text-properties fo:font-size="20pt" style:font-size-asian="20pt" style:font-size-complex="20pt"/>
    </style:style>
    <style:style style:name="標準_20_6-outline8" style:display-name="標準 6-outline8" style:family="presentation" style:parent-style-name="標準_20_6-outline7">
      <style:paragraph-properties fo:margin-top="0cm" fo:margin-bottom="0.1cm"/>
      <style:text-properties fo:font-size="20pt" style:font-size-asian="20pt" style:font-size-complex="20pt"/>
    </style:style>
    <style:style style:name="標準_20_6-outline9" style:display-name="標準 6-outline9" style:family="presentation" style:parent-style-name="標準_20_6-outline8">
      <style:paragraph-properties fo:margin-top="0cm" fo:margin-bottom="0.1cm"/>
      <style:text-properties fo:font-size="20pt" style:font-size-asian="20pt" style:font-size-complex="20pt"/>
    </style:style>
    <style:style style:name="標準_20_6-subtitle" style:display-name="標準 6-subtitle" style:family="presentation">
      <style:graphic-properties draw:stroke="none" draw:fill="none" draw:textarea-vertical-align="middle">
        <text:list-style style:name="標準_20_6-subtitle" style:display-name="標準 6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title" style:display-name="標準 6-title" style:family="presentation">
      <style:graphic-properties draw:stroke="none" draw:fill="none" draw:textarea-vertical-align="middle">
        <text:list-style style:name="標準_20_6-title" style:display-name="標準 6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swer_5f_-background" style:display-name="Answer_-background" style:family="presentation">
      <style:graphic-properties draw:stroke="none" draw:fill="none"/>
      <style:text-properties style:letter-kerning="true"/>
    </style:style>
    <style:style style:name="Answer_5f_-backgroundobjects" style:display-name="Answ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swer_5f_-notes" style:display-name="Answer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8.1000003814697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nswer_5f_-outline1" style:display-name="Answer_-outline1" style:family="presentation">
      <style:graphic-properties draw:stroke="none" draw:fill="none" draw:auto-grow-height="false" draw:fit-to-size="shrink-to-fit">
        <text:list-style style:name="Answer_5f_-outline1" style:display-name="Answer_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_5f_-outline2" style:display-name="Answer_-outline2" style:family="presentation" style:parent-style-name="Answer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nswer_5f_-outline3" style:display-name="Answer_-outline3" style:family="presentation" style:parent-style-name="Answer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nswer_5f_-outline4" style:display-name="Answer_-outline4" style:family="presentation" style:parent-style-name="Answer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nswer_5f_-outline5" style:display-name="Answer_-outline5" style:family="presentation" style:parent-style-name="Answer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_5f_-outline6" style:display-name="Answer_-outline6" style:family="presentation" style:parent-style-name="Answer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_5f_-outline7" style:display-name="Answer_-outline7" style:family="presentation" style:parent-style-name="Answer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_5f_-outline8" style:display-name="Answer_-outline8" style:family="presentation" style:parent-style-name="Answer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_5f_-outline9" style:display-name="Answer_-outline9" style:family="presentation" style:parent-style-name="Answer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_5f_-subtitle" style:display-name="Answer_-subtitle" style:family="presentation">
      <style:graphic-properties draw:stroke="none" draw:fill="none" draw:textarea-vertical-align="middle">
        <text:list-style style:name="Answer_5f_-subtitle" style:display-name="Answer_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_5f_-title" style:display-name="Answer_-title" style:family="presentation">
      <style:graphic-properties draw:stroke="none" draw:fill="none" draw:textarea-vertical-align="middle">
        <text:list-style style:name="Answer_5f_-title" style:display-name="Answer_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5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54pt" style:font-style-asian="normal" style:font-weight-asian="normal" style:font-name-complex="Lohit Hindi" style:font-family-complex="'Lohit Hindi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標準_20_6_5f_-background" style:display-name="標準 6_-background" style:family="presentation">
      <style:graphic-properties draw:stroke="none" draw:fill="none"/>
      <style:text-properties style:letter-kerning="true"/>
    </style:style>
    <style:style style:name="標準_20_6_5f_-backgroundobjects" style:display-name="標準 6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6_5f_-notes" style:display-name="標準 6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標準_20_6_5f_-outline1" style:display-name="標準 6_-outline1" style:family="presentation">
      <style:graphic-properties draw:stroke="none" draw:fill="none" draw:auto-grow-height="false" draw:fit-to-size="shrink-to-fit">
        <text:list-style style:name="標準_20_6_5f_-outline1" style:display-name="標準 6_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_5f_-outline2" style:display-name="標準 6_-outline2" style:family="presentation" style:parent-style-name="標準_20_6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_20_6_5f_-outline3" style:display-name="標準 6_-outline3" style:family="presentation" style:parent-style-name="標準_20_6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_20_6_5f_-outline4" style:display-name="標準 6_-outline4" style:family="presentation" style:parent-style-name="標準_20_6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_20_6_5f_-outline5" style:display-name="標準 6_-outline5" style:family="presentation" style:parent-style-name="標準_20_6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6_5f_-outline6" style:display-name="標準 6_-outline6" style:family="presentation" style:parent-style-name="標準_20_6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6_5f_-outline7" style:display-name="標準 6_-outline7" style:family="presentation" style:parent-style-name="標準_20_6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6_5f_-outline8" style:display-name="標準 6_-outline8" style:family="presentation" style:parent-style-name="標準_20_6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6_5f_-outline9" style:display-name="標準 6_-outline9" style:family="presentation" style:parent-style-name="標準_20_6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6_5f_-subtitle" style:display-name="標準 6_-subtitle" style:family="presentation">
      <style:graphic-properties draw:stroke="none" draw:fill="none" draw:textarea-vertical-align="middle">
        <text:list-style style:name="標準_20_6_5f_-subtitle" style:display-name="標準 6_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_5f_-title" style:display-name="標準 6_-title" style:family="presentation">
      <style:graphic-properties draw:stroke="none" draw:fill="none" draw:textarea-vertical-align="middle">
        <text:list-style style:name="標準_20_6_5f_-title" style:display-name="標準 6_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swer-title">
      <style:graphic-properties draw:auto-grow-height="false" fo:min-height="3.507cm"/>
    </style:style>
    <style:style style:name="Mpr2" style:family="presentation" style:parent-style-name="Answ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Answ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Answ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op-backgroundobjects">
      <style:graphic-properties draw:stroke="none" draw:fill="none" draw:fill-color="#ffffff" draw:auto-grow-height="false" fo:min-height="1.485cm"/>
    </style:style>
    <style:style style:name="Mpr6" style:family="presentation" style:parent-style-name="top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Question01_20_h1-backgroundobjects">
      <style:graphic-properties draw:stroke="none" draw:fill="none" draw:fill-color="#ffffff" draw:auto-grow-height="false" fo:min-height="1.449cm"/>
    </style:style>
    <style:style style:name="Mpr8" style:family="presentation" style:parent-style-name="Question01_20_h1-backgroundobjects">
      <style:graphic-properties draw:stroke="none" draw:fill="none" draw:fill-color="#ffffff" draw:auto-grow-height="false" fo:min-height="1.485cm"/>
    </style:style>
    <style:style style:name="Mpr9" style:family="presentation" style:parent-style-name="Question01_20_h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Question01_20_h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Question01_20_h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Question01_20_h2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Question02_20_h1-backgroundobjects">
      <style:graphic-properties draw:stroke="none" draw:fill="none" draw:fill-color="#ffffff" draw:auto-grow-height="false" fo:min-height="1.449cm"/>
    </style:style>
    <style:style style:name="Mpr14" style:family="presentation" style:parent-style-name="Question02_20_h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Question02_20_h1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Mpr17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Mpr18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Question03_20_h1-backgroundobjects">
      <style:graphic-properties draw:stroke="none" draw:fill="none" draw:fill-color="#ffffff" draw:auto-grow-height="false" fo:min-height="1.449cm"/>
    </style:style>
    <style:style style:name="Mpr20" style:family="presentation" style:parent-style-name="Question03_20_h1-backgroundobjects">
      <style:graphic-properties draw:stroke="none" draw:fill="none" draw:fill-color="#ffffff" draw:auto-grow-height="false" fo:min-height="1.485cm"/>
    </style:style>
    <style:style style:name="Mpr21" style:family="presentation" style:parent-style-name="Question03_20_h1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3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24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標準_20_2-backgroundobjects">
      <style:graphic-properties draw:stroke="none" draw:fill="none" draw:fill-color="#ffffff" draw:auto-grow-height="false" fo:min-height="1.449cm"/>
    </style:style>
    <style:style style:name="Mpr26" style:family="presentation" style:parent-style-name="標準_20_2-backgroundobjects">
      <style:graphic-properties draw:stroke="none" draw:fill="none" draw:fill-color="#ffffff" draw:auto-grow-height="false" fo:min-height="1.485cm"/>
    </style:style>
    <style:style style:name="Mpr27" style:family="presentation" style:parent-style-name="標準_20_2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標準_20_3-backgroundobjects">
      <style:graphic-properties draw:stroke="none" draw:fill="none" draw:fill-color="#ffffff" draw:auto-grow-height="false" fo:min-height="1.449cm"/>
    </style:style>
    <style:style style:name="Mpr29" style:family="presentation" style:parent-style-name="標準_20_3-backgroundobjects">
      <style:graphic-properties draw:stroke="none" draw:fill="none" draw:fill-color="#ffffff" draw:auto-grow-height="false" fo:min-height="1.485cm"/>
    </style:style>
    <style:style style:name="Mpr30" style:family="presentation" style:parent-style-name="標準_20_3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標準_20_4-backgroundobjects">
      <style:graphic-properties draw:stroke="none" draw:fill="none" draw:fill-color="#ffffff" draw:auto-grow-height="false" fo:min-height="1.449cm"/>
    </style:style>
    <style:style style:name="Mpr32" style:family="presentation" style:parent-style-name="標準_20_4-backgroundobjects">
      <style:graphic-properties draw:stroke="none" draw:fill="none" draw:fill-color="#ffffff" draw:auto-grow-height="false" fo:min-height="1.485cm"/>
    </style:style>
    <style:style style:name="Mpr33" style:family="presentation" style:parent-style-name="標準_20_4-backgroundobjects">
      <style:graphic-properties draw:stroke="none" draw:fill="none" draw:fill-color="#ffffff" draw:textarea-vertical-align="bottom" draw:auto-grow-height="false" fo:min-height="1.485cm"/>
    </style:style>
    <style:style style:name="Mpr34" style:family="presentation" style:parent-style-name="標準_20_5-backgroundobjects">
      <style:graphic-properties draw:stroke="none" draw:fill="none" draw:fill-color="#ffffff" draw:auto-grow-height="false" fo:min-height="1.449cm"/>
    </style:style>
    <style:style style:name="Mpr35" style:family="presentation" style:parent-style-name="標準_20_5-backgroundobjects">
      <style:graphic-properties draw:stroke="none" draw:fill="none" draw:fill-color="#ffffff" draw:auto-grow-height="false" fo:min-height="1.485cm"/>
    </style:style>
    <style:style style:name="Mpr36" style:family="presentation" style:parent-style-name="標準_20_5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標準_20_6-backgroundobjects">
      <style:graphic-properties draw:stroke="none" draw:fill="none" draw:fill-color="#ffffff" draw:auto-grow-height="false" fo:min-height="1.449cm"/>
    </style:style>
    <style:style style:name="Mpr38" style:family="presentation" style:parent-style-name="標準_20_6-backgroundobjects">
      <style:graphic-properties draw:stroke="none" draw:fill="none" draw:fill-color="#ffffff" draw:auto-grow-height="false" fo:min-height="1.485cm"/>
    </style:style>
    <style:style style:name="Mpr39" style:family="presentation" style:parent-style-name="標準_20_6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Answer_5f_-title">
      <style:graphic-properties draw:auto-grow-height="false" fo:min-height="3.507cm"/>
    </style:style>
    <style:style style:name="Mpr41" style:family="presentation" style:parent-style-name="Answer_5f_-backgroundobjects">
      <style:graphic-properties draw:stroke="none" draw:fill="none" draw:fill-color="#ffffff" draw:auto-grow-height="false" fo:min-height="1.449cm"/>
    </style:style>
    <style:style style:name="Mpr42" style:family="presentation" style:parent-style-name="Answer_5f_-backgroundobjects">
      <style:graphic-properties draw:stroke="none" draw:fill="none" draw:fill-color="#ffffff" draw:auto-grow-height="false" fo:min-height="1.485cm"/>
    </style:style>
    <style:style style:name="Mpr43" style:family="presentation" style:parent-style-name="Answer_5f_-backgroundobjects">
      <style:graphic-properties draw:stroke="none" draw:fill="none" draw:fill-color="#ffffff" draw:textarea-vertical-align="bottom" draw:auto-grow-height="false" fo:min-height="1.485cm"/>
    </style:style>
    <style:style style:name="Mpr44" style:family="presentation" style:parent-style-name="標準_20_6_5f_-title">
      <style:graphic-properties draw:auto-grow-height="false" fo:min-height="3.507cm"/>
    </style:style>
    <style:style style:name="Mpr45" style:family="presentation" style:parent-style-name="標準_20_6_5f_-backgroundobjects">
      <style:graphic-properties draw:stroke="none" draw:fill="none" draw:fill-color="#ffffff" draw:auto-grow-height="false" fo:min-height="1.449cm"/>
    </style:style>
    <style:style style:name="Mpr46" style:family="presentation" style:parent-style-name="標準_20_6_5f_-backgroundobjects">
      <style:graphic-properties draw:stroke="none" draw:fill="none" draw:fill-color="#ffffff" draw:auto-grow-height="false" fo:min-height="1.485cm"/>
    </style:style>
    <style:style style:name="Mpr47" style:family="presentation" style:parent-style-name="標準_20_6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font-size="18pt" style:font-size-asian="18pt" style:font-size-complex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 style:font-size-asian="44pt" style:font-size-complex="44pt"/>
    </style:style>
    <text:list-style style:name="ML1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'Migu 1C'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'Migu 1C'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'Migu 1C'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'Migu 1C'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'Migu 1C'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</style:handout-master>
    <style:master-page style:name="Answer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DF47E2973086D189.png" xlink:type="simple" xlink:show="embed" xlink:actuate="onLoad">
          <text:p/>
        </draw:image>
      </draw:frame>
      <draw:frame presentation:style-name="Mpr1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Answer-outline1" draw:layer="backgroundobjects" svg:width="24.639cm" svg:height="12.18cm" svg:x="1.4cm" svg:y="4.914cm" presentation:class="outline" presentation:placeholder="true">
        <draw:text-box/>
      </draw:frame>
      <draw:frame presentation:style-name="Answer-outline1" draw:layer="backgroundobjects" svg:width="24.639cm" svg:height="12.637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Answer-title" draw:layer="backgroundobjects" svg:width="14.848cm" svg:height="11.136cm" svg:x="3.075cm" svg:y="2.257cm" presentation:class="page"/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top" style:page-layout-name="PM1" draw:style-name="Mdp1">
      <draw:frame presentation:style-name="top-title" draw:layer="backgroundobjects" svg:width="25.199cm" svg:height="3.506cm" svg:x="1.6cm" svg:y="7.2cm" presentation:class="title" presentation:placeholder="true">
        <draw:text-box/>
      </draw:frame>
      <draw:frame presentation:style-name="top-outline1" draw:layer="backgroundobjects" svg:width="24.639cm" svg:height="12.18cm" svg:x="1.6cm" svg:y="4.621cm" presentation:class="outline" presentation:placeholder="true">
        <draw:text-box/>
      </draw:frame>
      <draw:frame draw:style-name="Mgr3" draw:text-style-name="MP5" draw:layer="backgroundobjects" svg:width="10.893cm" svg:height="6.095cm" svg:x="15.8cm" svg:y="13cm">
        <draw:image xlink:href="Pictures/1000020100000181000000D7C03D83457611E3CE.png" xlink:type="simple" xlink:show="embed" xlink:actuate="onLoad">
          <text:p/>
        </draw:image>
      </draw:frame>
      <presentation:notes style:page-layout-name="PM2">
        <draw:page-thumbnail presentation:style-name="top-title" draw:layer="backgroundobjects" svg:width="14.848cm" svg:height="11.136cm" svg:x="3.075cm" svg:y="2.257cm" presentation:class="page"/>
        <draw:frame presentation:style-name="top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1_20_h1" style:display-name="Question01 h1" style:page-layout-name="PM1" draw:style-name="Mdp1">
      <draw:frame draw:style-name="Mgr3" draw:text-style-name="MP5" draw:layer="backgroundobjects" svg:width="27.999cm" svg:height="10.914cm" svg:x="0.031cm" svg:y="0.586cm">
        <draw:image xlink:href="Pictures/10000201000003E000000182B7BA0733EAA89737.png" xlink:type="simple" xlink:show="embed" xlink:actuate="onLoad">
          <text:p/>
        </draw:image>
      </draw:frame>
      <draw:frame presentation:style-name="Question01_20_h1-title" draw:layer="backgroundobjects" svg:width="22.6cm" svg:height="4.906cm" svg:x="1cm" svg:y="5.694cm" presentation:class="title" presentation:placeholder="true">
        <draw:text-box/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1_20_h1-title" draw:layer="backgroundobjects" svg:width="0.001cm" svg:height="0.001cm" svg:x="0cm" svg:y="2.257cm" presentation:class="page"/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1_20_h2" style:display-name="Question01 h2" style:page-layout-name="PM1" draw:style-name="Mdp1">
      <draw:frame draw:style-name="Mgr3" draw:text-style-name="MP5" draw:layer="backgroundobjects" svg:width="27.999cm" svg:height="6.942cm" svg:x="0.034cm" svg:y="0.611cm">
        <draw:image xlink:href="Pictures/10000201000003E0000000F51951CDC09EBF419C.png" xlink:type="simple" xlink:show="embed" xlink:actuate="onLoad">
          <text:p/>
        </draw:image>
      </draw:frame>
      <draw:frame presentation:style-name="Question01_20_h2-title" draw:layer="backgroundobjects" svg:width="24.4cm" svg:height="2.343cm" svg:x="0.1cm" svg:y="5.1cm" presentation:class="title" presentation:placeholder="true">
        <draw:text-box/>
      </draw:frame>
      <draw:frame presentation:style-name="Question01_20_h2-outline1" draw:layer="backgroundobjects" svg:width="24.639cm" svg:height="12.18cm" svg:x="1.4cm" svg:y="8.0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1_20_h2-title" draw:layer="backgroundobjects" svg:width="0.001cm" svg:height="0.001cm" svg:x="0cm" svg:y="2.257cm" presentation:class="page"/>
        <draw:frame presentation:style-name="Question01_20_h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2_20_h1" style:display-name="Question02 h1" style:page-layout-name="PM1" draw:style-name="Mdp1">
      <draw:frame draw:style-name="Mgr3" draw:text-style-name="MP5" draw:layer="backgroundobjects" svg:width="27.999cm" svg:height="10.871cm" svg:x="0.2cm" svg:y="0.6cm">
        <draw:image xlink:href="Pictures/10000201000003E000000181F11952955F12F554.png" xlink:type="simple" xlink:show="embed" xlink:actuate="onLoad">
          <text:p/>
        </draw:image>
      </draw:frame>
      <draw:frame presentation:style-name="Question02_20_h1-title" draw:layer="backgroundobjects" svg:width="22.599cm" svg:height="5.2cm" svg:x="5.2cm" svg:y="5.8cm" presentation:class="title" presentation:placeholder="true">
        <draw:text-box/>
      </draw:frame>
      <draw:frame presentation:style-name="Question02_20_h1-outline1" draw:layer="backgroundobjects" svg:width="24.639cm" svg:height="12.18cm" svg:x="1.4cm" svg:y="4.914cm" presentation:class="outline" presentation:placeholder="true">
        <draw:text-box/>
      </draw:frame>
      <draw:frame presentation:style-name="Mpr1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3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1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2_20_h1-title" draw:layer="backgroundobjects" svg:width="0.001cm" svg:height="0.001cm" svg:x="0cm" svg:y="2.257cm" presentation:class="page"/>
        <draw:frame presentation:style-name="Question02_20_h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1" style:display-name="標準 1" style:page-layout-name="PM1" draw:style-name="Mdp1">
      <draw:frame presentation:style-name="標準_20_1-outline1" draw:layer="backgroundobjects" svg:width="24.639cm" svg:height="12.18cm" svg:x="1.4cm" svg:y="4.914cm" presentation:class="outline" presentation:placeholder="true">
        <draw:text-box/>
      </draw:frame>
      <draw:frame presentation:style-name="Mpr1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6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1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draw:frame draw:style-name="Mgr3" draw:text-style-name="MP5" draw:layer="backgroundobjects" svg:width="27.999cm" svg:height="6.922cm" svg:x="0.031cm" svg:y="0.6cm">
        <draw:image xlink:href="Pictures/10000201000003E0000000F50A9006F33E9A0116.png" xlink:type="simple" xlink:show="embed" xlink:actuate="onLoad">
          <text:p/>
        </draw:image>
      </draw:frame>
      <draw:frame presentation:style-name="標準_20_1-title" draw:layer="backgroundobjects" svg:width="24.2cm" svg:height="2.2cm" svg:x="3.9cm" svg:y="5.1cm" presentation:class="title" presentation:placeholder="true">
        <draw:text-box/>
      </draw:frame>
      <presentation:notes style:page-layout-name="PM2">
        <draw:page-thumbnail presentation:style-name="標準_20_1-title" draw:layer="backgroundobjects" svg:width="0.001cm" svg:height="0.001cm" svg:x="0cm" svg:y="2.257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3_20_h1" style:display-name="Question03 h1" style:page-layout-name="PM1" draw:style-name="Mdp1">
      <draw:frame draw:style-name="Mgr3" draw:text-style-name="MP5" draw:layer="backgroundobjects" svg:width="27.999cm" svg:height="11.779cm" svg:x="0.001cm" svg:y="0.021cm">
        <draw:image xlink:href="Pictures/10000201000003E0000001A1F9FB3E545136C337.png" xlink:type="simple" xlink:show="embed" xlink:actuate="onLoad">
          <text:p/>
        </draw:image>
      </draw:frame>
      <draw:frame presentation:style-name="Question03_20_h1-title" draw:layer="backgroundobjects" svg:width="25.4cm" svg:height="5.8cm" svg:x="1.4cm" svg:y="2.4cm" presentation:class="title" presentation:placeholder="true">
        <draw:text-box/>
      </draw:frame>
      <draw:frame presentation:style-name="Question03_20_h1-outline1" draw:layer="backgroundobjects" svg:width="24.639cm" svg:height="12.18cm" svg:x="1.4cm" svg:y="4.914cm" presentation:class="outline" presentation:placeholder="true">
        <draw:text-box/>
      </draw:frame>
      <draw:frame presentation:style-name="Mpr1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9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1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3_20_h1-title" draw:layer="backgroundobjects" svg:width="0.001cm" svg:height="0.001cm" svg:x="0cm" svg:y="2.257cm" presentation:class="page"/>
        <draw:frame presentation:style-name="Question03_20_h1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" style:page-layout-name="PM1" draw:style-name="Mdp1">
      <draw:frame presentation:style-name="標準-outline1" draw:layer="backgroundobjects" svg:width="24.639cm" svg:height="12.18cm" svg:x="1.4cm" svg:y="4.914cm" presentation:class="outline" presentation:placeholder="true">
        <draw:text-box/>
      </draw:frame>
      <draw:frame presentation:style-name="Mpr2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2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2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draw:frame draw:style-name="Mgr3" draw:text-style-name="MP5" draw:layer="backgroundobjects" svg:width="27.522cm" svg:height="7.453cm" svg:x="0.029cm" svg:y="4.918cm">
        <draw:image xlink:href="Pictures/10000201000003CF00000108BB31358BB62029F1.png" xlink:type="simple" xlink:show="embed" xlink:actuate="onLoad">
          <text:p/>
        </draw:image>
      </draw:frame>
      <draw:frame presentation:style-name="標準-title" draw:layer="backgroundobjects" svg:width="23.2cm" svg:height="3.506cm" svg:x="1.4cm" svg:y="6.891cm" presentation:class="title" presentation:placeholder="true">
        <draw:text-box/>
      </draw:frame>
      <presentation:notes style:page-layout-name="PM2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2" style:display-name="標準 2" style:page-layout-name="PM1" draw:style-name="Mdp1">
      <draw:frame presentation:style-name="標準_20_2-outline1" draw:layer="backgroundobjects" svg:width="24.639cm" svg:height="12.18cm" svg:x="1.4cm" svg:y="4.914cm" presentation:class="outline" presentation:placeholder="true">
        <draw:text-box/>
      </draw:frame>
      <draw:frame presentation:style-name="Mpr2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25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2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draw:frame draw:style-name="Mgr3" draw:text-style-name="MP5" draw:layer="backgroundobjects" svg:width="27.518cm" svg:height="2.962cm" svg:x="0.041cm" svg:y="4.877cm">
        <draw:image xlink:href="Pictures/10000201000003CF000000686426FCD556C32B3B.png" xlink:type="simple" xlink:show="embed" xlink:actuate="onLoad">
          <text:p/>
        </draw:image>
      </draw:frame>
      <draw:frame presentation:style-name="標準_20_2-title" draw:layer="backgroundobjects" svg:width="23.6cm" svg:height="3.506cm" svg:x="1.4cm" svg:y="5.537cm" presentation:class="title" presentation:placeholder="true">
        <draw:text-box/>
      </draw:frame>
      <presentation:notes style:page-layout-name="PM2">
        <draw:page-thumbnail presentation:style-name="標準_20_2-title" draw:layer="backgroundobjects" svg:width="14.848cm" svg:height="11.136cm" svg:x="3.075cm" svg:y="2.257cm" presentation:class="page"/>
        <draw:frame presentation:style-name="標準_20_2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3" style:display-name="標準 3" style:page-layout-name="PM1" draw:style-name="Mdp1">
      <draw:frame presentation:style-name="標準_20_3-outline1" draw:layer="backgroundobjects" svg:width="24.639cm" svg:height="12.18cm" svg:x="1.4cm" svg:y="4.914cm" presentation:class="outline" presentation:placeholder="true">
        <draw:text-box/>
      </draw:frame>
      <draw:frame presentation:style-name="Mpr2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28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28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draw:frame draw:style-name="Mgr3" draw:text-style-name="MP5" draw:layer="backgroundobjects" svg:width="27.518cm" svg:height="7.45cm" svg:x="0.5cm" svg:y="4.918cm">
        <draw:image xlink:href="Pictures/10000201000003CF00000107D6021AE28094FFD5.png" xlink:type="simple" xlink:show="embed" xlink:actuate="onLoad">
          <text:p/>
        </draw:image>
      </draw:frame>
      <draw:frame presentation:style-name="標準_20_3-title" draw:layer="backgroundobjects" svg:width="23.799cm" svg:height="3.506cm" svg:x="3.8cm" svg:y="6.89cm" presentation:class="title" presentation:placeholder="true">
        <draw:text-box/>
      </draw:frame>
      <presentation:notes style:page-layout-name="PM2">
        <draw:page-thumbnail presentation:style-name="標準_20_3-title" draw:layer="backgroundobjects" svg:width="14.848cm" svg:height="11.136cm" svg:x="3.075cm" svg:y="2.257cm" presentation:class="page"/>
        <draw:frame presentation:style-name="標準_20_3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4" style:display-name="標準 4" style:page-layout-name="PM1" draw:style-name="Mdp1">
      <draw:frame presentation:style-name="標準_20_4-outline1" draw:layer="backgroundobjects" svg:width="24.639cm" svg:height="12.18cm" svg:x="1.4cm" svg:y="4.914cm" presentation:class="outline" presentation:placeholder="true">
        <draw:text-box/>
      </draw:frame>
      <draw:frame presentation:style-name="Mpr3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31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3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draw:frame draw:style-name="Mgr3" draw:text-style-name="MP5" draw:layer="backgroundobjects" svg:width="27.522cm" svg:height="2.968cm" svg:x="0.478cm" svg:y="4.853cm">
        <draw:image xlink:href="Pictures/10000201000003CF00000069A8AB9285F785DA06.png" xlink:type="simple" xlink:show="embed" xlink:actuate="onLoad">
          <text:p/>
        </draw:image>
      </draw:frame>
      <draw:frame presentation:style-name="標準_20_4-title" draw:layer="backgroundobjects" svg:width="24.4cm" svg:height="3.506cm" svg:x="3.1cm" svg:y="4.584cm" presentation:class="title" presentation:placeholder="true">
        <draw:text-box/>
      </draw:frame>
      <presentation:notes style:page-layout-name="PM2">
        <draw:page-thumbnail presentation:style-name="標準_20_4-title" draw:layer="backgroundobjects" svg:width="14.848cm" svg:height="11.136cm" svg:x="3.075cm" svg:y="2.257cm" presentation:class="page"/>
        <draw:frame presentation:style-name="標準_20_4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5" style:display-name="標準 5" style:page-layout-name="PM1" draw:style-name="Mdp1">
      <draw:frame draw:style-name="Mgr3" draw:text-style-name="MP5" draw:layer="backgroundobjects" svg:width="27.999cm" svg:height="11.78cm" svg:x="0cm" svg:y="0cm">
        <draw:image xlink:href="Pictures/10000201000003E0000001A124A82607980BC2CB.png" xlink:type="simple" xlink:show="embed" xlink:actuate="onLoad">
          <text:p/>
        </draw:image>
      </draw:frame>
      <draw:frame presentation:style-name="標準_20_5-title" draw:layer="backgroundobjects" svg:width="25.199cm" svg:height="3.506cm" svg:x="1.4cm" svg:y="3.837cm" presentation:class="title" presentation:placeholder="true">
        <draw:text-box/>
      </draw:frame>
      <draw:frame presentation:style-name="標準_20_5-outline1" draw:layer="backgroundobjects" svg:width="24.639cm" svg:height="12.18cm" svg:x="1.4cm" svg:y="8.8cm" presentation:class="outline" presentation:placeholder="true">
        <draw:text-box/>
      </draw:frame>
      <draw:frame presentation:style-name="Mpr3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3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3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標準_20_5-title" draw:layer="backgroundobjects" svg:width="0.001cm" svg:height="0.001cm" svg:x="0cm" svg:y="2.257cm" presentation:class="page"/>
        <draw:frame presentation:style-name="標準_20_5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6" style:display-name="標準 6" style:page-layout-name="PM1" draw:style-name="Mdp1">
      <draw:frame draw:style-name="Mgr3" draw:text-style-name="MP5" draw:layer="backgroundobjects" svg:width="27.999cm" svg:height="3.268cm" svg:x="0cm" svg:y="0cm">
        <draw:image xlink:href="Pictures/10000201000003E000000073AAFB5E8544EB8A65.png" xlink:type="simple" xlink:show="embed" xlink:actuate="onLoad">
          <text:p/>
        </draw:image>
      </draw:frame>
      <draw:frame presentation:style-name="標準_20_6-title" draw:layer="backgroundobjects" svg:width="24.2cm" svg:height="3.506cm" svg:x="1.4cm" svg:y="0.837cm" presentation:class="title" presentation:placeholder="true">
        <draw:text-box/>
      </draw:frame>
      <draw:frame presentation:style-name="標準_20_6-outline1" draw:layer="backgroundobjects" svg:width="24.639cm" svg:height="12.18cm" svg:x="1.4cm" svg:y="4.914cm" presentation:class="outline" presentation:placeholder="true">
        <draw:text-box/>
      </draw:frame>
      <draw:frame presentation:style-name="Mpr3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3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3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標準_20_6-title" draw:layer="backgroundobjects" svg:width="0.001cm" svg:height="0.001cm" svg:x="0cm" svg:y="2.257cm" presentation:class="page"/>
        <draw:frame presentation:style-name="標準_20_6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Answer_5f_" style:display-name="Answer_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DF47E2973086D189.png" xlink:type="simple" xlink:show="embed" xlink:actuate="onLoad">
          <text:p/>
        </draw:image>
      </draw:frame>
      <draw:frame presentation:style-name="Mpr40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Answer_5f_-outline1" draw:layer="backgroundobjects" svg:width="24.639cm" svg:height="12.18cm" svg:x="1.4cm" svg:y="4.914cm" presentation:class="outline" presentation:placeholder="true">
        <draw:text-box/>
      </draw:frame>
      <draw:frame presentation:style-name="Answer_5f_-outline1" draw:layer="backgroundobjects" svg:width="24.639cm" svg:height="12.637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41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4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Answer_5f_-title" draw:layer="backgroundobjects" svg:width="14.848cm" svg:height="11.136cm" svg:x="3.075cm" svg:y="2.257cm" presentation:class="page"/>
        <draw:frame presentation:style-name="Answer_5f_-notes" draw:layer="backgroundobjects" svg:width="16.799cm" svg:height="13.364cm" svg:x="2.1cm" svg:y="14.107cm" presentation:class="notes" presentation:placeholder="true">
          <draw:text-box/>
        </draw:frame>
        <draw:frame presentation:style-name="Answer_5f_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6_5f_" style:display-name="標準 6_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DF47E2973086D189.png" xlink:type="simple" xlink:show="embed" xlink:actuate="onLoad">
          <text:p/>
        </draw:image>
      </draw:frame>
      <draw:frame presentation:style-name="Mpr44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標準_20_6_5f_-outline1" draw:layer="backgroundobjects" svg:width="24.639cm" svg:height="12.18cm" svg:x="1.4cm" svg:y="4.914cm" presentation:class="outline" presentation:placeholder="true">
        <draw:text-box/>
      </draw:frame>
      <draw:frame presentation:style-name="標準_20_6_5f_-outline1" draw:layer="backgroundobjects" svg:width="24.639cm" svg:height="12.18cm" svg:x="1.4cm" svg:y="4.914cm" presentation:class="outline" presentation:placeholder="true">
        <draw:text-box/>
      </draw:frame>
      <draw:frame presentation:style-name="標準_20_6_5f_-outline1" draw:layer="backgroundobjects" svg:width="24.639cm" svg:height="12.18cm" svg:x="1.4cm" svg:y="4.914cm" presentation:class="outline" presentation:placeholder="true">
        <draw:text-box/>
      </draw:frame>
      <draw:frame presentation:style-name="標準_20_6_5f_-outline1" draw:layer="backgroundobjects" svg:width="24.639cm" svg:height="12.637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45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4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標準_20_6_5f_-title" draw:layer="backgroundobjects" svg:width="14.848cm" svg:height="11.136cm" svg:x="3.075cm" svg:y="2.257cm" presentation:class="page"/>
        <draw:frame presentation:style-name="標準_20_6_5f_-notes" draw:layer="backgroundobjects" svg:width="16.799cm" svg:height="13.364cm" svg:x="2.1cm" svg:y="14.107cm" presentation:class="notes" presentation:placeholder="true">
          <draw:text-box/>
        </draw:frame>
        <draw:frame presentation:style-name="標準_20_6_5f_-notes" draw:layer="backgroundobjects" svg:width="16.799cm" svg:height="13.364cm" svg:x="2.1cm" svg:y="14.107cm" presentation:class="notes" presentation:placeholder="true">
          <draw:text-box/>
        </draw:frame>
        <draw:frame presentation:style-name="標準_20_6_5f_-notes" draw:layer="backgroundobjects" svg:width="16.799cm" svg:height="13.364cm" svg:x="2.1cm" svg:y="14.107cm" presentation:class="notes" presentation:placeholder="true">
          <draw:text-box/>
        </draw:frame>
        <draw:frame presentation:style-name="標準_20_6_5f_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0T22:53:40</meta:creation-date>
    <dc:date>2017-02-25T10:08:38.949325858</dc:date>
    <meta:editing-duration>P1DT6H36M6S</meta:editing-duration>
    <meta:editing-cycles>372</meta:editing-cycles>
    <meta:generator>LibreOffice/5.1.6.2$Linux_X86_64 LibreOffice_project/10m0$Build-2</meta:generator>
    <meta:document-statistic meta:object-count="398"/>
  </office:meta>
</office:document-meta>
</file>